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able-cell-properties fo:background-color="#cfe7f5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14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5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DIGITAL OUT VOLTAGE CALCULATOR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Vcc [V]</text:p>
          </table:table-cell>
          <table:table-cell table:style-name="ce4" office:value-type="float" office:value="3.3" calcext:value-type="float">
            <text:p>3.3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Rab</text:p>
          </table:table-cell>
          <table:table-cell table:style-name="ce4" office:value-type="float" office:value="50000" calcext:value-type="float">
            <text:p>50000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Rw [Ohm]</text:p>
          </table:table-cell>
          <table:table-cell table:style-name="ce4" office:value-type="float" office:value="75" calcext:value-type="float">
            <text:p>7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4" office:value-type="float" office:value="256" calcext:value-type="float">
            <text:p>256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Rwb1</text:p>
          </table:table-cell>
          <table:table-cell table:style-name="ce4" office:value-type="float" office:value="29763" calcext:value-type="float">
            <text:p>29763</text:p>
          </table:table-cell>
          <table:table-cell table:style-name="ce10" office:value-type="string" calcext:value-type="string">
            <text:p>Nwb1</text:p>
          </table:table-cell>
          <table:table-cell table:style-name="ce4" office:value-type="float" office:value="152" calcext:value-type="float">
            <text:p>152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Rwb0</text:p>
          </table:table-cell>
          <table:table-cell table:style-name="Default" office:value-type="string" calcext:value-type="string">
            <text:p>Rwb1</text:p>
          </table:table-cell>
          <table:table-cell table:style-name="ce1" office:value-type="string" calcext:value-type="string">
            <text:p>Vout</text:p>
          </table:table-cell>
          <table:table-cell table:style-name="Default" office:value-type="string" calcext:value-type="string">
            <text:p>V_step [mV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([.$C$5]*[.A11]/256)+[.$C$6])" office:value-type="float" office:value="75" calcext:value-type="float">
            <text:p>75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1]/[.C11])))" office:value-type="float" office:value="1.23811208547525" calcext:value-type="float">
            <text:p>1.23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([.$C$5]*[.A12]/256)+[.$C$6])" office:value-type="float" office:value="270.3125" calcext:value-type="float">
            <text:p>270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2]/[.C12])))" office:value-type="float" office:value="1.24621647473373" calcext:value-type="float">
            <text:p>1.246</text:p>
          </table:table-cell>
          <table:table-cell table:formula="of:=SUM([.D12]-[.D11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([.$C$5]*[.A13]/256)+[.$C$6])" office:value-type="float" office:value="465.625" calcext:value-type="float">
            <text:p>466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3]/[.C13])))" office:value-type="float" office:value="1.25432086399221" calcext:value-type="float">
            <text:p>1.254</text:p>
          </table:table-cell>
          <table:table-cell table:formula="of:=SUM([.D13]-[.D12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([.$C$5]*[.A14]/256)+[.$C$6])" office:value-type="float" office:value="660.9375" calcext:value-type="float">
            <text:p>661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4]/[.C14])))" office:value-type="float" office:value="1.26242525325068" calcext:value-type="float">
            <text:p>1.262</text:p>
          </table:table-cell>
          <table:table-cell table:formula="of:=SUM([.D14]-[.D13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([.$C$5]*[.A15]/256)+[.$C$6])" office:value-type="float" office:value="856.25" calcext:value-type="float">
            <text:p>856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5]/[.C15])))" office:value-type="float" office:value="1.27052964250916" calcext:value-type="float">
            <text:p>1.271</text:p>
          </table:table-cell>
          <table:table-cell table:formula="of:=SUM([.D15]-[.D14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([.$C$5]*[.A16]/256)+[.$C$6])" office:value-type="float" office:value="1051.5625" calcext:value-type="float">
            <text:p>1052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6]/[.C16])))" office:value-type="float" office:value="1.27863403176763" calcext:value-type="float">
            <text:p>1.279</text:p>
          </table:table-cell>
          <table:table-cell table:formula="of:=SUM([.D16]-[.D15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([.$C$5]*[.A17]/256)+[.$C$6])" office:value-type="float" office:value="1246.875" calcext:value-type="float">
            <text:p>1247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7]/[.C17])))" office:value-type="float" office:value="1.28673842102611" calcext:value-type="float">
            <text:p>1.287</text:p>
          </table:table-cell>
          <table:table-cell table:formula="of:=SUM([.D17]-[.D16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([.$C$5]*[.A18]/256)+[.$C$6])" office:value-type="float" office:value="1442.1875" calcext:value-type="float">
            <text:p>1442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8]/[.C18])))" office:value-type="float" office:value="1.29484281028458" calcext:value-type="float">
            <text:p>1.295</text:p>
          </table:table-cell>
          <table:table-cell table:formula="of:=SUM([.D18]-[.D17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([.$C$5]*[.A19]/256)+[.$C$6])" office:value-type="float" office:value="1637.5" calcext:value-type="float">
            <text:p>1638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9]/[.C19])))" office:value-type="float" office:value="1.30294719954306" calcext:value-type="float">
            <text:p>1.303</text:p>
          </table:table-cell>
          <table:table-cell table:formula="of:=SUM([.D19]-[.D18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([.$C$5]*[.A20]/256)+[.$C$6])" office:value-type="float" office:value="1832.8125" calcext:value-type="float">
            <text:p>1833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0]/[.C20])))" office:value-type="float" office:value="1.31105158880153" calcext:value-type="float">
            <text:p>1.311</text:p>
          </table:table-cell>
          <table:table-cell table:formula="of:=SUM([.D20]-[.D19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([.$C$5]*[.A21]/256)+[.$C$6])" office:value-type="float" office:value="2028.125" calcext:value-type="float">
            <text:p>2028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1]/[.C21])))" office:value-type="float" office:value="1.31915597806001" calcext:value-type="float">
            <text:p>1.319</text:p>
          </table:table-cell>
          <table:table-cell table:formula="of:=SUM([.D21]-[.D20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([.$C$5]*[.A22]/256)+[.$C$6])" office:value-type="float" office:value="2223.4375" calcext:value-type="float">
            <text:p>2223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2]/[.C22])))" office:value-type="float" office:value="1.32726036731848" calcext:value-type="float">
            <text:p>1.327</text:p>
          </table:table-cell>
          <table:table-cell table:formula="of:=SUM([.D22]-[.D21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([.$C$5]*[.A23]/256)+[.$C$6])" office:value-type="float" office:value="2418.75" calcext:value-type="float">
            <text:p>2419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3]/[.C23])))" office:value-type="float" office:value="1.33536475657696" calcext:value-type="float">
            <text:p>1.335</text:p>
          </table:table-cell>
          <table:table-cell table:formula="of:=SUM([.D23]-[.D22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([.$C$5]*[.A24]/256)+[.$C$6])" office:value-type="float" office:value="2614.0625" calcext:value-type="float">
            <text:p>2614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4]/[.C24])))" office:value-type="float" office:value="1.34346914583543" calcext:value-type="float">
            <text:p>1.343</text:p>
          </table:table-cell>
          <table:table-cell table:formula="of:=SUM([.D24]-[.D23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([.$C$5]*[.A25]/256)+[.$C$6])" office:value-type="float" office:value="2809.375" calcext:value-type="float">
            <text:p>2809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5]/[.C25])))" office:value-type="float" office:value="1.35157353509391" calcext:value-type="float">
            <text:p>1.352</text:p>
          </table:table-cell>
          <table:table-cell table:formula="of:=SUM([.D25]-[.D24])*1000" office:value-type="float" office:value="8.1043892584749" calcext:value-type="float">
            <text:p>8.1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([.$C$5]*[.A26]/256)+[.$C$6])" office:value-type="float" office:value="3004.6875" calcext:value-type="float">
            <text:p>3005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6]/[.C26])))" office:value-type="float" office:value="1.35967792435238" calcext:value-type="float">
            <text:p>1.360</text:p>
          </table:table-cell>
          <table:table-cell table:formula="of:=SUM([.D26]-[.D25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([.$C$5]*[.A27]/256)+[.$C$6])" office:value-type="float" office:value="3200" calcext:value-type="float">
            <text:p>3200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7]/[.C27])))" office:value-type="float" office:value="1.36778231361086" calcext:value-type="float">
            <text:p>1.368</text:p>
          </table:table-cell>
          <table:table-cell table:formula="of:=SUM([.D27]-[.D26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([.$C$5]*[.A28]/256)+[.$C$6])" office:value-type="float" office:value="3395.3125" calcext:value-type="float">
            <text:p>3395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8]/[.C28])))" office:value-type="float" office:value="1.37588670286933" calcext:value-type="float">
            <text:p>1.376</text:p>
          </table:table-cell>
          <table:table-cell table:formula="of:=SUM([.D28]-[.D27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([.$C$5]*[.A29]/256)+[.$C$6])" office:value-type="float" office:value="3590.625" calcext:value-type="float">
            <text:p>3591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9]/[.C29])))" office:value-type="float" office:value="1.38399109212781" calcext:value-type="float">
            <text:p>1.384</text:p>
          </table:table-cell>
          <table:table-cell table:formula="of:=SUM([.D29]-[.D28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([.$C$5]*[.A30]/256)+[.$C$6])" office:value-type="float" office:value="3785.9375" calcext:value-type="float">
            <text:p>3786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30]/[.C30])))" office:value-type="float" office:value="1.39209548138629" calcext:value-type="float">
            <text:p>1.392</text:p>
          </table:table-cell>
          <table:table-cell table:formula="of:=SUM([.D30]-[.D29])*1000" office:value-type="float" office:value="8.1043892584749" calcext:value-type="float">
            <text:p>8.1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([.$C$5]*[.A31]/256)+[.$C$6])" office:value-type="float" office:value="3981.25" calcext:value-type="float">
            <text:p>3981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31]/[.C31])))" office:value-type="float" office:value="1.40019987064476" calcext:value-type="float">
            <text:p>1.400</text:p>
          </table:table-cell>
          <table:table-cell table:formula="of:=SUM([.D31]-[.D30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([.$C$5]*[.A32]/256)+[.$C$6])" office:value-type="float" office:value="4176.5625" calcext:value-type="float">
            <text:p>4177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32]/[.C32])))" office:value-type="float" office:value="1.40830425990324" calcext:value-type="float">
            <text:p>1.408</text:p>
          </table:table-cell>
          <table:table-cell table:formula="of:=SUM([.D32]-[.D31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([.$C$5]*[.A33]/256)+[.$C$6])" office:value-type="float" office:value="4371.875" calcext:value-type="float">
            <text:p>4372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33]/[.C33])))" office:value-type="float" office:value="1.41640864916171" calcext:value-type="float">
            <text:p>1.416</text:p>
          </table:table-cell>
          <table:table-cell table:formula="of:=SUM([.D33]-[.D32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([.$C$5]*[.A34]/256)+[.$C$6])" office:value-type="float" office:value="4567.1875" calcext:value-type="float">
            <text:p>4567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34]/[.C34])))" office:value-type="float" office:value="1.42451303842019" calcext:value-type="float">
            <text:p>1.425</text:p>
          </table:table-cell>
          <table:table-cell table:formula="of:=SUM([.D34]-[.D33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([.$C$5]*[.A35]/256)+[.$C$6])" office:value-type="float" office:value="4762.5" calcext:value-type="float">
            <text:p>4763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35]/[.C35])))" office:value-type="float" office:value="1.43261742767866" calcext:value-type="float">
            <text:p>1.433</text:p>
          </table:table-cell>
          <table:table-cell table:formula="of:=SUM([.D35]-[.D34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([.$C$5]*[.A36]/256)+[.$C$6])" office:value-type="float" office:value="4957.8125" calcext:value-type="float">
            <text:p>4958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36]/[.C36])))" office:value-type="float" office:value="1.44072181693714" calcext:value-type="float">
            <text:p>1.441</text:p>
          </table:table-cell>
          <table:table-cell table:formula="of:=SUM([.D36]-[.D35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([.$C$5]*[.A37]/256)+[.$C$6])" office:value-type="float" office:value="5153.125" calcext:value-type="float">
            <text:p>5153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37]/[.C37])))" office:value-type="float" office:value="1.44882620619561" calcext:value-type="float">
            <text:p>1.449</text:p>
          </table:table-cell>
          <table:table-cell table:formula="of:=SUM([.D37]-[.D36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([.$C$5]*[.A38]/256)+[.$C$6])" office:value-type="float" office:value="5348.4375" calcext:value-type="float">
            <text:p>5348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38]/[.C38])))" office:value-type="float" office:value="1.45693059545409" calcext:value-type="float">
            <text:p>1.457</text:p>
          </table:table-cell>
          <table:table-cell table:formula="of:=SUM([.D38]-[.D37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([.$C$5]*[.A39]/256)+[.$C$6])" office:value-type="float" office:value="5543.75" calcext:value-type="float">
            <text:p>5544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39]/[.C39])))" office:value-type="float" office:value="1.46503498471256" calcext:value-type="float">
            <text:p>1.465</text:p>
          </table:table-cell>
          <table:table-cell table:formula="of:=SUM([.D39]-[.D38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([.$C$5]*[.A40]/256)+[.$C$6])" office:value-type="float" office:value="5739.0625" calcext:value-type="float">
            <text:p>5739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40]/[.C40])))" office:value-type="float" office:value="1.47313937397104" calcext:value-type="float">
            <text:p>1.473</text:p>
          </table:table-cell>
          <table:table-cell table:formula="of:=SUM([.D40]-[.D39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([.$C$5]*[.A41]/256)+[.$C$6])" office:value-type="float" office:value="5934.375" calcext:value-type="float">
            <text:p>5934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41]/[.C41])))" office:value-type="float" office:value="1.48124376322951" calcext:value-type="float">
            <text:p>1.481</text:p>
          </table:table-cell>
          <table:table-cell table:formula="of:=SUM([.D41]-[.D40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([.$C$5]*[.A42]/256)+[.$C$6])" office:value-type="float" office:value="6129.6875" calcext:value-type="float">
            <text:p>6130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42]/[.C42])))" office:value-type="float" office:value="1.48934815248799" calcext:value-type="float">
            <text:p>1.489</text:p>
          </table:table-cell>
          <table:table-cell table:formula="of:=SUM([.D42]-[.D41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([.$C$5]*[.A43]/256)+[.$C$6])" office:value-type="float" office:value="6325" calcext:value-type="float">
            <text:p>6325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43]/[.C43])))" office:value-type="float" office:value="1.49745254174646" calcext:value-type="float">
            <text:p>1.497</text:p>
          </table:table-cell>
          <table:table-cell table:formula="of:=SUM([.D43]-[.D42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([.$C$5]*[.A44]/256)+[.$C$6])" office:value-type="float" office:value="6520.3125" calcext:value-type="float">
            <text:p>6520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44]/[.C44])))" office:value-type="float" office:value="1.50555693100494" calcext:value-type="float">
            <text:p>1.506</text:p>
          </table:table-cell>
          <table:table-cell table:formula="of:=SUM([.D44]-[.D43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([.$C$5]*[.A45]/256)+[.$C$6])" office:value-type="float" office:value="6715.625" calcext:value-type="float">
            <text:p>6716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45]/[.C45])))" office:value-type="float" office:value="1.51366132026341" calcext:value-type="float">
            <text:p>1.514</text:p>
          </table:table-cell>
          <table:table-cell table:formula="of:=SUM([.D45]-[.D44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([.$C$5]*[.A46]/256)+[.$C$6])" office:value-type="float" office:value="6910.9375" calcext:value-type="float">
            <text:p>6911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46]/[.C46])))" office:value-type="float" office:value="1.52176570952189" calcext:value-type="float">
            <text:p>1.522</text:p>
          </table:table-cell>
          <table:table-cell table:formula="of:=SUM([.D46]-[.D45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([.$C$5]*[.A47]/256)+[.$C$6])" office:value-type="float" office:value="7106.25" calcext:value-type="float">
            <text:p>7106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47]/[.C47])))" office:value-type="float" office:value="1.52987009878037" calcext:value-type="float">
            <text:p>1.530</text:p>
          </table:table-cell>
          <table:table-cell table:formula="of:=SUM([.D47]-[.D46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([.$C$5]*[.A48]/256)+[.$C$6])" office:value-type="float" office:value="7301.5625" calcext:value-type="float">
            <text:p>7302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48]/[.C48])))" office:value-type="float" office:value="1.53797448803884" calcext:value-type="float">
            <text:p>1.538</text:p>
          </table:table-cell>
          <table:table-cell table:formula="of:=SUM([.D48]-[.D47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([.$C$5]*[.A49]/256)+[.$C$6])" office:value-type="float" office:value="7496.875" calcext:value-type="float">
            <text:p>7497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49]/[.C49])))" office:value-type="float" office:value="1.54607887729732" calcext:value-type="float">
            <text:p>1.546</text:p>
          </table:table-cell>
          <table:table-cell table:formula="of:=SUM([.D49]-[.D48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([.$C$5]*[.A50]/256)+[.$C$6])" office:value-type="float" office:value="7692.1875" calcext:value-type="float">
            <text:p>7692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50]/[.C50])))" office:value-type="float" office:value="1.55418326655579" calcext:value-type="float">
            <text:p>1.554</text:p>
          </table:table-cell>
          <table:table-cell table:formula="of:=SUM([.D50]-[.D49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([.$C$5]*[.A51]/256)+[.$C$6])" office:value-type="float" office:value="7887.5" calcext:value-type="float">
            <text:p>7888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51]/[.C51])))" office:value-type="float" office:value="1.56228765581427" calcext:value-type="float">
            <text:p>1.562</text:p>
          </table:table-cell>
          <table:table-cell table:formula="of:=SUM([.D51]-[.D50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([.$C$5]*[.A52]/256)+[.$C$6])" office:value-type="float" office:value="8082.8125" calcext:value-type="float">
            <text:p>8083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52]/[.C52])))" office:value-type="float" office:value="1.57039204507274" calcext:value-type="float">
            <text:p>1.570</text:p>
          </table:table-cell>
          <table:table-cell table:formula="of:=SUM([.D52]-[.D51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([.$C$5]*[.A53]/256)+[.$C$6])" office:value-type="float" office:value="8278.125" calcext:value-type="float">
            <text:p>8278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53]/[.C53])))" office:value-type="float" office:value="1.57849643433122" calcext:value-type="float">
            <text:p>1.578</text:p>
          </table:table-cell>
          <table:table-cell table:formula="of:=SUM([.D53]-[.D52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([.$C$5]*[.A54]/256)+[.$C$6])" office:value-type="float" office:value="8473.4375" calcext:value-type="float">
            <text:p>8473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54]/[.C54])))" office:value-type="float" office:value="1.58660082358969" calcext:value-type="float">
            <text:p>1.587</text:p>
          </table:table-cell>
          <table:table-cell table:formula="of:=SUM([.D54]-[.D53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([.$C$5]*[.A55]/256)+[.$C$6])" office:value-type="float" office:value="8668.75" calcext:value-type="float">
            <text:p>8669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55]/[.C55])))" office:value-type="float" office:value="1.59470521284817" calcext:value-type="float">
            <text:p>1.595</text:p>
          </table:table-cell>
          <table:table-cell table:formula="of:=SUM([.D55]-[.D54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([.$C$5]*[.A56]/256)+[.$C$6])" office:value-type="float" office:value="8864.0625" calcext:value-type="float">
            <text:p>8864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56]/[.C56])))" office:value-type="float" office:value="1.60280960210664" calcext:value-type="float">
            <text:p>1.603</text:p>
          </table:table-cell>
          <table:table-cell table:formula="of:=SUM([.D56]-[.D55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([.$C$5]*[.A57]/256)+[.$C$6])" office:value-type="float" office:value="9059.375" calcext:value-type="float">
            <text:p>9059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57]/[.C57])))" office:value-type="float" office:value="1.61091399136512" calcext:value-type="float">
            <text:p>1.611</text:p>
          </table:table-cell>
          <table:table-cell table:formula="of:=SUM([.D57]-[.D56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([.$C$5]*[.A58]/256)+[.$C$6])" office:value-type="float" office:value="9254.6875" calcext:value-type="float">
            <text:p>9255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58]/[.C58])))" office:value-type="float" office:value="1.61901838062359" calcext:value-type="float">
            <text:p>1.619</text:p>
          </table:table-cell>
          <table:table-cell table:formula="of:=SUM([.D58]-[.D57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([.$C$5]*[.A59]/256)+[.$C$6])" office:value-type="float" office:value="9450" calcext:value-type="float">
            <text:p>9450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59]/[.C59])))" office:value-type="float" office:value="1.62712276988207" calcext:value-type="float">
            <text:p>1.627</text:p>
          </table:table-cell>
          <table:table-cell table:formula="of:=SUM([.D59]-[.D58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([.$C$5]*[.A60]/256)+[.$C$6])" office:value-type="float" office:value="9645.3125" calcext:value-type="float">
            <text:p>9645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60]/[.C60])))" office:value-type="float" office:value="1.63522715914054" calcext:value-type="float">
            <text:p>1.635</text:p>
          </table:table-cell>
          <table:table-cell table:formula="of:=SUM([.D60]-[.D59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([.$C$5]*[.A61]/256)+[.$C$6])" office:value-type="float" office:value="9840.625" calcext:value-type="float">
            <text:p>9841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61]/[.C61])))" office:value-type="float" office:value="1.64333154839902" calcext:value-type="float">
            <text:p>1.643</text:p>
          </table:table-cell>
          <table:table-cell table:formula="of:=SUM([.D61]-[.D60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([.$C$5]*[.A62]/256)+[.$C$6])" office:value-type="float" office:value="10035.9375" calcext:value-type="float">
            <text:p>10036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62]/[.C62])))" office:value-type="float" office:value="1.65143593765749" calcext:value-type="float">
            <text:p>1.651</text:p>
          </table:table-cell>
          <table:table-cell table:formula="of:=SUM([.D62]-[.D61])*1000" office:value-type="float" office:value="8.1043892584749" calcext:value-type="float">
            <text:p>8.1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UM(([.$C$5]*[.A63]/256)+[.$C$6])" office:value-type="float" office:value="10231.25" calcext:value-type="float">
            <text:p>10231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63]/[.C63])))" office:value-type="float" office:value="1.65954032691597" calcext:value-type="float">
            <text:p>1.660</text:p>
          </table:table-cell>
          <table:table-cell table:formula="of:=SUM([.D63]-[.D62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([.$C$5]*[.A64]/256)+[.$C$6])" office:value-type="float" office:value="10426.5625" calcext:value-type="float">
            <text:p>10427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64]/[.C64])))" office:value-type="float" office:value="1.66764471617444" calcext:value-type="float">
            <text:p>1.668</text:p>
          </table:table-cell>
          <table:table-cell table:formula="of:=SUM([.D64]-[.D63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SUM(([.$C$5]*[.A65]/256)+[.$C$6])" office:value-type="float" office:value="10621.875" calcext:value-type="float">
            <text:p>10622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65]/[.C65])))" office:value-type="float" office:value="1.67574910543292" calcext:value-type="float">
            <text:p>1.676</text:p>
          </table:table-cell>
          <table:table-cell table:formula="of:=SUM([.D65]-[.D64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SUM(([.$C$5]*[.A66]/256)+[.$C$6])" office:value-type="float" office:value="10817.1875" calcext:value-type="float">
            <text:p>10817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66]/[.C66])))" office:value-type="float" office:value="1.6838534946914" calcext:value-type="float">
            <text:p>1.684</text:p>
          </table:table-cell>
          <table:table-cell table:formula="of:=SUM([.D66]-[.D65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([.$C$5]*[.A67]/256)+[.$C$6])" office:value-type="float" office:value="11012.5" calcext:value-type="float">
            <text:p>11013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67]/[.C67])))" office:value-type="float" office:value="1.69195788394987" calcext:value-type="float">
            <text:p>1.692</text:p>
          </table:table-cell>
          <table:table-cell table:formula="of:=SUM([.D67]-[.D66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SUM(([.$C$5]*[.A68]/256)+[.$C$6])" office:value-type="float" office:value="11207.8125" calcext:value-type="float">
            <text:p>11208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68]/[.C68])))" office:value-type="float" office:value="1.70006227320835" calcext:value-type="float">
            <text:p>1.700</text:p>
          </table:table-cell>
          <table:table-cell table:formula="of:=SUM([.D68]-[.D67])*1000" office:value-type="float" office:value="8.1043892584749" calcext:value-type="float">
            <text:p>8.1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([.$C$5]*[.A69]/256)+[.$C$6])" office:value-type="float" office:value="11403.125" calcext:value-type="float">
            <text:p>11403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69]/[.C69])))" office:value-type="float" office:value="1.70816666246682" calcext:value-type="float">
            <text:p>1.708</text:p>
          </table:table-cell>
          <table:table-cell table:formula="of:=SUM([.D69]-[.D68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SUM(([.$C$5]*[.A70]/256)+[.$C$6])" office:value-type="float" office:value="11598.4375" calcext:value-type="float">
            <text:p>11598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70]/[.C70])))" office:value-type="float" office:value="1.7162710517253" calcext:value-type="float">
            <text:p>1.716</text:p>
          </table:table-cell>
          <table:table-cell table:formula="of:=SUM([.D70]-[.D69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UM(([.$C$5]*[.A71]/256)+[.$C$6])" office:value-type="float" office:value="11793.75" calcext:value-type="float">
            <text:p>11794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71]/[.C71])))" office:value-type="float" office:value="1.72437544098377" calcext:value-type="float">
            <text:p>1.724</text:p>
          </table:table-cell>
          <table:table-cell table:formula="of:=SUM([.D71]-[.D70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([.$C$5]*[.A72]/256)+[.$C$6])" office:value-type="float" office:value="11989.0625" calcext:value-type="float">
            <text:p>11989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72]/[.C72])))" office:value-type="float" office:value="1.73247983024225" calcext:value-type="float">
            <text:p>1.732</text:p>
          </table:table-cell>
          <table:table-cell table:formula="of:=SUM([.D72]-[.D71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SUM(([.$C$5]*[.A73]/256)+[.$C$6])" office:value-type="float" office:value="12184.375" calcext:value-type="float">
            <text:p>12184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73]/[.C73])))" office:value-type="float" office:value="1.74058421950072" calcext:value-type="float">
            <text:p>1.741</text:p>
          </table:table-cell>
          <table:table-cell table:formula="of:=SUM([.D73]-[.D72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SUM(([.$C$5]*[.A74]/256)+[.$C$6])" office:value-type="float" office:value="12379.6875" calcext:value-type="float">
            <text:p>12380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74]/[.C74])))" office:value-type="float" office:value="1.7486886087592" calcext:value-type="float">
            <text:p>1.749</text:p>
          </table:table-cell>
          <table:table-cell table:formula="of:=SUM([.D74]-[.D73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([.$C$5]*[.A75]/256)+[.$C$6])" office:value-type="float" office:value="12575" calcext:value-type="float">
            <text:p>12575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75]/[.C75])))" office:value-type="float" office:value="1.75679299801767" calcext:value-type="float">
            <text:p>1.757</text:p>
          </table:table-cell>
          <table:table-cell table:formula="of:=SUM([.D75]-[.D74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SUM(([.$C$5]*[.A76]/256)+[.$C$6])" office:value-type="float" office:value="12770.3125" calcext:value-type="float">
            <text:p>12770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76]/[.C76])))" office:value-type="float" office:value="1.76489738727615" calcext:value-type="float">
            <text:p>1.765</text:p>
          </table:table-cell>
          <table:table-cell table:formula="of:=SUM([.D76]-[.D75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SUM(([.$C$5]*[.A77]/256)+[.$C$6])" office:value-type="float" office:value="12965.625" calcext:value-type="float">
            <text:p>12966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77]/[.C77])))" office:value-type="float" office:value="1.77300177653462" calcext:value-type="float">
            <text:p>1.773</text:p>
          </table:table-cell>
          <table:table-cell table:formula="of:=SUM([.D77]-[.D76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([.$C$5]*[.A78]/256)+[.$C$6])" office:value-type="float" office:value="13160.9375" calcext:value-type="float">
            <text:p>13161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78]/[.C78])))" office:value-type="float" office:value="1.7811061657931" calcext:value-type="float">
            <text:p>1.781</text:p>
          </table:table-cell>
          <table:table-cell table:formula="of:=SUM([.D78]-[.D77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SUM(([.$C$5]*[.A79]/256)+[.$C$6])" office:value-type="float" office:value="13356.25" calcext:value-type="float">
            <text:p>13356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79]/[.C79])))" office:value-type="float" office:value="1.78921055505157" calcext:value-type="float">
            <text:p>1.789</text:p>
          </table:table-cell>
          <table:table-cell table:formula="of:=SUM([.D79]-[.D78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SUM(([.$C$5]*[.A80]/256)+[.$C$6])" office:value-type="float" office:value="13551.5625" calcext:value-type="float">
            <text:p>13552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80]/[.C80])))" office:value-type="float" office:value="1.79731494431005" calcext:value-type="float">
            <text:p>1.797</text:p>
          </table:table-cell>
          <table:table-cell table:formula="of:=SUM([.D80]-[.D79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([.$C$5]*[.A81]/256)+[.$C$6])" office:value-type="float" office:value="13746.875" calcext:value-type="float">
            <text:p>13747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81]/[.C81])))" office:value-type="float" office:value="1.80541933356852" calcext:value-type="float">
            <text:p>1.805</text:p>
          </table:table-cell>
          <table:table-cell table:formula="of:=SUM([.D81]-[.D80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SUM(([.$C$5]*[.A82]/256)+[.$C$6])" office:value-type="float" office:value="13942.1875" calcext:value-type="float">
            <text:p>13942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82]/[.C82])))" office:value-type="float" office:value="1.813523722827" calcext:value-type="float">
            <text:p>1.814</text:p>
          </table:table-cell>
          <table:table-cell table:formula="of:=SUM([.D82]-[.D81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SUM(([.$C$5]*[.A83]/256)+[.$C$6])" office:value-type="float" office:value="14137.5" calcext:value-type="float">
            <text:p>14138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83]/[.C83])))" office:value-type="float" office:value="1.82162811208548" calcext:value-type="float">
            <text:p>1.822</text:p>
          </table:table-cell>
          <table:table-cell table:formula="of:=SUM([.D83]-[.D82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([.$C$5]*[.A84]/256)+[.$C$6])" office:value-type="float" office:value="14332.8125" calcext:value-type="float">
            <text:p>14333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84]/[.C84])))" office:value-type="float" office:value="1.82973250134395" calcext:value-type="float">
            <text:p>1.830</text:p>
          </table:table-cell>
          <table:table-cell table:formula="of:=SUM([.D84]-[.D83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SUM(([.$C$5]*[.A85]/256)+[.$C$6])" office:value-type="float" office:value="14528.125" calcext:value-type="float">
            <text:p>14528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85]/[.C85])))" office:value-type="float" office:value="1.83783689060243" calcext:value-type="float">
            <text:p>1.838</text:p>
          </table:table-cell>
          <table:table-cell table:formula="of:=SUM([.D85]-[.D84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UM(([.$C$5]*[.A86]/256)+[.$C$6])" office:value-type="float" office:value="14723.4375" calcext:value-type="float">
            <text:p>14723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86]/[.C86])))" office:value-type="float" office:value="1.8459412798609" calcext:value-type="float">
            <text:p>1.846</text:p>
          </table:table-cell>
          <table:table-cell table:formula="of:=SUM([.D86]-[.D85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SUM(([.$C$5]*[.A87]/256)+[.$C$6])" office:value-type="float" office:value="14918.75" calcext:value-type="float">
            <text:p>14919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87]/[.C87])))" office:value-type="float" office:value="1.85404566911938" calcext:value-type="float">
            <text:p>1.854</text:p>
          </table:table-cell>
          <table:table-cell table:formula="of:=SUM([.D87]-[.D86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SUM(([.$C$5]*[.A88]/256)+[.$C$6])" office:value-type="float" office:value="15114.0625" calcext:value-type="float">
            <text:p>15114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88]/[.C88])))" office:value-type="float" office:value="1.86215005837785" calcext:value-type="float">
            <text:p>1.862</text:p>
          </table:table-cell>
          <table:table-cell table:formula="of:=SUM([.D88]-[.D87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SUM(([.$C$5]*[.A89]/256)+[.$C$6])" office:value-type="float" office:value="15309.375" calcext:value-type="float">
            <text:p>15309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89]/[.C89])))" office:value-type="float" office:value="1.87025444763633" calcext:value-type="float">
            <text:p>1.870</text:p>
          </table:table-cell>
          <table:table-cell table:formula="of:=SUM([.D89]-[.D88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SUM(([.$C$5]*[.A90]/256)+[.$C$6])" office:value-type="float" office:value="15504.6875" calcext:value-type="float">
            <text:p>15505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90]/[.C90])))" office:value-type="float" office:value="1.8783588368948" calcext:value-type="float">
            <text:p>1.878</text:p>
          </table:table-cell>
          <table:table-cell table:formula="of:=SUM([.D90]-[.D89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SUM(([.$C$5]*[.A91]/256)+[.$C$6])" office:value-type="float" office:value="15700" calcext:value-type="float">
            <text:p>15700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91]/[.C91])))" office:value-type="float" office:value="1.88646322615328" calcext:value-type="float">
            <text:p>1.886</text:p>
          </table:table-cell>
          <table:table-cell table:formula="of:=SUM([.D91]-[.D90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SUM(([.$C$5]*[.A92]/256)+[.$C$6])" office:value-type="float" office:value="15895.3125" calcext:value-type="float">
            <text:p>15895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92]/[.C92])))" office:value-type="float" office:value="1.89456761541175" calcext:value-type="float">
            <text:p>1.895</text:p>
          </table:table-cell>
          <table:table-cell table:formula="of:=SUM([.D92]-[.D91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SUM(([.$C$5]*[.A93]/256)+[.$C$6])" office:value-type="float" office:value="16090.625" calcext:value-type="float">
            <text:p>16091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93]/[.C93])))" office:value-type="float" office:value="1.90267200467023" calcext:value-type="float">
            <text:p>1.903</text:p>
          </table:table-cell>
          <table:table-cell table:formula="of:=SUM([.D93]-[.D92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SUM(([.$C$5]*[.A94]/256)+[.$C$6])" office:value-type="float" office:value="16285.9375" calcext:value-type="float">
            <text:p>16286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94]/[.C94])))" office:value-type="float" office:value="1.9107763939287" calcext:value-type="float">
            <text:p>1.911</text:p>
          </table:table-cell>
          <table:table-cell table:formula="of:=SUM([.D94]-[.D93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SUM(([.$C$5]*[.A95]/256)+[.$C$6])" office:value-type="float" office:value="16481.25" calcext:value-type="float">
            <text:p>16481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95]/[.C95])))" office:value-type="float" office:value="1.91888078318718" calcext:value-type="float">
            <text:p>1.919</text:p>
          </table:table-cell>
          <table:table-cell table:formula="of:=SUM([.D95]-[.D94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SUM(([.$C$5]*[.A96]/256)+[.$C$6])" office:value-type="float" office:value="16676.5625" calcext:value-type="float">
            <text:p>16677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96]/[.C96])))" office:value-type="float" office:value="1.92698517244565" calcext:value-type="float">
            <text:p>1.927</text:p>
          </table:table-cell>
          <table:table-cell table:formula="of:=SUM([.D96]-[.D95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SUM(([.$C$5]*[.A97]/256)+[.$C$6])" office:value-type="float" office:value="16871.875" calcext:value-type="float">
            <text:p>16872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97]/[.C97])))" office:value-type="float" office:value="1.93508956170413" calcext:value-type="float">
            <text:p>1.935</text:p>
          </table:table-cell>
          <table:table-cell table:formula="of:=SUM([.D97]-[.D96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SUM(([.$C$5]*[.A98]/256)+[.$C$6])" office:value-type="float" office:value="17067.1875" calcext:value-type="float">
            <text:p>17067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98]/[.C98])))" office:value-type="float" office:value="1.9431939509626" calcext:value-type="float">
            <text:p>1.943</text:p>
          </table:table-cell>
          <table:table-cell table:formula="of:=SUM([.D98]-[.D97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SUM(([.$C$5]*[.A99]/256)+[.$C$6])" office:value-type="float" office:value="17262.5" calcext:value-type="float">
            <text:p>17263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99]/[.C99])))" office:value-type="float" office:value="1.95129834022108" calcext:value-type="float">
            <text:p>1.951</text:p>
          </table:table-cell>
          <table:table-cell table:formula="of:=SUM([.D99]-[.D98])*1000" office:value-type="float" office:value="8.1043892584749" calcext:value-type="float">
            <text:p>8.10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SUM(([.$C$5]*[.A100]/256)+[.$C$6])" office:value-type="float" office:value="17457.8125" calcext:value-type="float">
            <text:p>17458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00]/[.C100])))" office:value-type="float" office:value="1.95940272947956" calcext:value-type="float">
            <text:p>1.959</text:p>
          </table:table-cell>
          <table:table-cell table:formula="of:=SUM([.D100]-[.D99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SUM(([.$C$5]*[.A101]/256)+[.$C$6])" office:value-type="float" office:value="17653.125" calcext:value-type="float">
            <text:p>17653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01]/[.C101])))" office:value-type="float" office:value="1.96750711873803" calcext:value-type="float">
            <text:p>1.968</text:p>
          </table:table-cell>
          <table:table-cell table:formula="of:=SUM([.D101]-[.D100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SUM(([.$C$5]*[.A102]/256)+[.$C$6])" office:value-type="float" office:value="17848.4375" calcext:value-type="float">
            <text:p>17848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02]/[.C102])))" office:value-type="float" office:value="1.97561150799651" calcext:value-type="float">
            <text:p>1.976</text:p>
          </table:table-cell>
          <table:table-cell table:formula="of:=SUM([.D102]-[.D101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SUM(([.$C$5]*[.A103]/256)+[.$C$6])" office:value-type="float" office:value="18043.75" calcext:value-type="float">
            <text:p>18044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03]/[.C103])))" office:value-type="float" office:value="1.98371589725498" calcext:value-type="float">
            <text:p>1.984</text:p>
          </table:table-cell>
          <table:table-cell table:formula="of:=SUM([.D103]-[.D102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SUM(([.$C$5]*[.A104]/256)+[.$C$6])" office:value-type="float" office:value="18239.0625" calcext:value-type="float">
            <text:p>18239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04]/[.C104])))" office:value-type="float" office:value="1.99182028651346" calcext:value-type="float">
            <text:p>1.992</text:p>
          </table:table-cell>
          <table:table-cell table:formula="of:=SUM([.D104]-[.D103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SUM(([.$C$5]*[.A105]/256)+[.$C$6])" office:value-type="float" office:value="18434.375" calcext:value-type="float">
            <text:p>18434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05]/[.C105])))" office:value-type="float" office:value="1.99992467577193" calcext:value-type="float">
            <text:p>2.000</text:p>
          </table:table-cell>
          <table:table-cell table:formula="of:=SUM([.D105]-[.D104])*1000" office:value-type="float" office:value="8.10438925847534" calcext:value-type="float">
            <text:p>8.1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SUM(([.$C$5]*[.A106]/256)+[.$C$6])" office:value-type="float" office:value="18629.6875" calcext:value-type="float">
            <text:p>18630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06]/[.C106])))" office:value-type="float" office:value="2.00802906503041" calcext:value-type="float">
            <text:p>2.008</text:p>
          </table:table-cell>
          <table:table-cell table:formula="of:=SUM([.D106]-[.D105])*1000" office:value-type="float" office:value="8.1043892584749" calcext:value-type="float">
            <text:p>8.1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SUM(([.$C$5]*[.A107]/256)+[.$C$6])" office:value-type="float" office:value="18825" calcext:value-type="float">
            <text:p>18825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07]/[.C107])))" office:value-type="float" office:value="2.01613345428888" calcext:value-type="float">
            <text:p>2.016</text:p>
          </table:table-cell>
          <table:table-cell table:formula="of:=SUM([.D107]-[.D106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SUM(([.$C$5]*[.A108]/256)+[.$C$6])" office:value-type="float" office:value="19020.3125" calcext:value-type="float">
            <text:p>19020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08]/[.C108])))" office:value-type="float" office:value="2.02423784354736" calcext:value-type="float">
            <text:p>2.024</text:p>
          </table:table-cell>
          <table:table-cell table:formula="of:=SUM([.D108]-[.D107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SUM(([.$C$5]*[.A109]/256)+[.$C$6])" office:value-type="float" office:value="19215.625" calcext:value-type="float">
            <text:p>19216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09]/[.C109])))" office:value-type="float" office:value="2.03234223280583" calcext:value-type="float">
            <text:p>2.032</text:p>
          </table:table-cell>
          <table:table-cell table:formula="of:=SUM([.D109]-[.D108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SUM(([.$C$5]*[.A110]/256)+[.$C$6])" office:value-type="float" office:value="19410.9375" calcext:value-type="float">
            <text:p>19411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10]/[.C110])))" office:value-type="float" office:value="2.04044662206431" calcext:value-type="float">
            <text:p>2.040</text:p>
          </table:table-cell>
          <table:table-cell table:formula="of:=SUM([.D110]-[.D109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UM(([.$C$5]*[.A111]/256)+[.$C$6])" office:value-type="float" office:value="19606.25" calcext:value-type="float">
            <text:p>19606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11]/[.C111])))" office:value-type="float" office:value="2.04855101132278" calcext:value-type="float">
            <text:p>2.049</text:p>
          </table:table-cell>
          <table:table-cell table:formula="of:=SUM([.D111]-[.D110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SUM(([.$C$5]*[.A112]/256)+[.$C$6])" office:value-type="float" office:value="19801.5625" calcext:value-type="float">
            <text:p>19802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12]/[.C112])))" office:value-type="float" office:value="2.05665540058126" calcext:value-type="float">
            <text:p>2.057</text:p>
          </table:table-cell>
          <table:table-cell table:formula="of:=SUM([.D112]-[.D111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SUM(([.$C$5]*[.A113]/256)+[.$C$6])" office:value-type="float" office:value="19996.875" calcext:value-type="float">
            <text:p>19997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13]/[.C113])))" office:value-type="float" office:value="2.06475978983973" calcext:value-type="float">
            <text:p>2.065</text:p>
          </table:table-cell>
          <table:table-cell table:formula="of:=SUM([.D113]-[.D112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SUM(([.$C$5]*[.A114]/256)+[.$C$6])" office:value-type="float" office:value="20192.1875" calcext:value-type="float">
            <text:p>20192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14]/[.C114])))" office:value-type="float" office:value="2.07286417909821" calcext:value-type="float">
            <text:p>2.073</text:p>
          </table:table-cell>
          <table:table-cell table:formula="of:=SUM([.D114]-[.D113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SUM(([.$C$5]*[.A115]/256)+[.$C$6])" office:value-type="float" office:value="20387.5" calcext:value-type="float">
            <text:p>20388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15]/[.C115])))" office:value-type="float" office:value="2.08096856835668" calcext:value-type="float">
            <text:p>2.081</text:p>
          </table:table-cell>
          <table:table-cell table:formula="of:=SUM([.D115]-[.D114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SUM(([.$C$5]*[.A116]/256)+[.$C$6])" office:value-type="float" office:value="20582.8125" calcext:value-type="float">
            <text:p>20583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16]/[.C116])))" office:value-type="float" office:value="2.08907295761516" calcext:value-type="float">
            <text:p>2.089</text:p>
          </table:table-cell>
          <table:table-cell table:formula="of:=SUM([.D116]-[.D115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SUM(([.$C$5]*[.A117]/256)+[.$C$6])" office:value-type="float" office:value="20778.125" calcext:value-type="float">
            <text:p>20778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17]/[.C117])))" office:value-type="float" office:value="2.09717734687364" calcext:value-type="float">
            <text:p>2.097</text:p>
          </table:table-cell>
          <table:table-cell table:formula="of:=SUM([.D117]-[.D116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SUM(([.$C$5]*[.A118]/256)+[.$C$6])" office:value-type="float" office:value="20973.4375" calcext:value-type="float">
            <text:p>20973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18]/[.C118])))" office:value-type="float" office:value="2.10528173613211" calcext:value-type="float">
            <text:p>2.105</text:p>
          </table:table-cell>
          <table:table-cell table:formula="of:=SUM([.D118]-[.D117])*1000" office:value-type="float" office:value="8.10438925847468" calcext:value-type="float">
            <text:p>8.10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SUM(([.$C$5]*[.A119]/256)+[.$C$6])" office:value-type="float" office:value="21168.75" calcext:value-type="float">
            <text:p>21169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19]/[.C119])))" office:value-type="float" office:value="2.11338612539059" calcext:value-type="float">
            <text:p>2.113</text:p>
          </table:table-cell>
          <table:table-cell table:formula="of:=SUM([.D119]-[.D118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SUM(([.$C$5]*[.A120]/256)+[.$C$6])" office:value-type="float" office:value="21364.0625" calcext:value-type="float">
            <text:p>21364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20]/[.C120])))" office:value-type="float" office:value="2.12149051464906" calcext:value-type="float">
            <text:p>2.121</text:p>
          </table:table-cell>
          <table:table-cell table:formula="of:=SUM([.D120]-[.D119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SUM(([.$C$5]*[.A121]/256)+[.$C$6])" office:value-type="float" office:value="21559.375" calcext:value-type="float">
            <text:p>21559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21]/[.C121])))" office:value-type="float" office:value="2.12959490390754" calcext:value-type="float">
            <text:p>2.130</text:p>
          </table:table-cell>
          <table:table-cell table:formula="of:=SUM([.D121]-[.D120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SUM(([.$C$5]*[.A122]/256)+[.$C$6])" office:value-type="float" office:value="21754.6875" calcext:value-type="float">
            <text:p>21755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22]/[.C122])))" office:value-type="float" office:value="2.13769929316601" calcext:value-type="float">
            <text:p>2.138</text:p>
          </table:table-cell>
          <table:table-cell table:formula="of:=SUM([.D122]-[.D121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SUM(([.$C$5]*[.A123]/256)+[.$C$6])" office:value-type="float" office:value="21950" calcext:value-type="float">
            <text:p>21950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23]/[.C123])))" office:value-type="float" office:value="2.14580368242449" calcext:value-type="float">
            <text:p>2.146</text:p>
          </table:table-cell>
          <table:table-cell table:formula="of:=SUM([.D123]-[.D122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SUM(([.$C$5]*[.A124]/256)+[.$C$6])" office:value-type="float" office:value="22145.3125" calcext:value-type="float">
            <text:p>22145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24]/[.C124])))" office:value-type="float" office:value="2.15390807168296" calcext:value-type="float">
            <text:p>2.154</text:p>
          </table:table-cell>
          <table:table-cell table:formula="of:=SUM([.D124]-[.D123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SUM(([.$C$5]*[.A125]/256)+[.$C$6])" office:value-type="float" office:value="22340.625" calcext:value-type="float">
            <text:p>22341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25]/[.C125])))" office:value-type="float" office:value="2.16201246094144" calcext:value-type="float">
            <text:p>2.162</text:p>
          </table:table-cell>
          <table:table-cell table:formula="of:=SUM([.D125]-[.D124])*1000" office:value-type="float" office:value="8.10438925847468" calcext:value-type="float">
            <text:p>8.10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SUM(([.$C$5]*[.A126]/256)+[.$C$6])" office:value-type="float" office:value="22535.9375" calcext:value-type="float">
            <text:p>22536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26]/[.C126])))" office:value-type="float" office:value="2.17011685019991" calcext:value-type="float">
            <text:p>2.170</text:p>
          </table:table-cell>
          <table:table-cell table:formula="of:=SUM([.D126]-[.D125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SUM(([.$C$5]*[.A127]/256)+[.$C$6])" office:value-type="float" office:value="22731.25" calcext:value-type="float">
            <text:p>22731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27]/[.C127])))" office:value-type="float" office:value="2.17822123945839" calcext:value-type="float">
            <text:p>2.178</text:p>
          </table:table-cell>
          <table:table-cell table:formula="of:=SUM([.D127]-[.D126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SUM(([.$C$5]*[.A128]/256)+[.$C$6])" office:value-type="float" office:value="22926.5625" calcext:value-type="float">
            <text:p>22927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28]/[.C128])))" office:value-type="float" office:value="2.18632562871686" calcext:value-type="float">
            <text:p>2.186</text:p>
          </table:table-cell>
          <table:table-cell table:formula="of:=SUM([.D128]-[.D127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SUM(([.$C$5]*[.A129]/256)+[.$C$6])" office:value-type="float" office:value="23121.875" calcext:value-type="float">
            <text:p>23122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29]/[.C129])))" office:value-type="float" office:value="2.19443001797534" calcext:value-type="float">
            <text:p>2.194</text:p>
          </table:table-cell>
          <table:table-cell table:formula="of:=SUM([.D129]-[.D128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SUM(([.$C$5]*[.A130]/256)+[.$C$6])" office:value-type="float" office:value="23317.1875" calcext:value-type="float">
            <text:p>23317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30]/[.C130])))" office:value-type="float" office:value="2.20253440723381" calcext:value-type="float">
            <text:p>2.203</text:p>
          </table:table-cell>
          <table:table-cell table:formula="of:=SUM([.D130]-[.D129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SUM(([.$C$5]*[.A131]/256)+[.$C$6])" office:value-type="float" office:value="23512.5" calcext:value-type="float">
            <text:p>23513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31]/[.C131])))" office:value-type="float" office:value="2.21063879649229" calcext:value-type="float">
            <text:p>2.211</text:p>
          </table:table-cell>
          <table:table-cell table:formula="of:=SUM([.D131]-[.D130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SUM(([.$C$5]*[.A132]/256)+[.$C$6])" office:value-type="float" office:value="23707.8125" calcext:value-type="float">
            <text:p>23708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32]/[.C132])))" office:value-type="float" office:value="2.21874318575076" calcext:value-type="float">
            <text:p>2.219</text:p>
          </table:table-cell>
          <table:table-cell table:formula="of:=SUM([.D132]-[.D131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SUM(([.$C$5]*[.A133]/256)+[.$C$6])" office:value-type="float" office:value="23903.125" calcext:value-type="float">
            <text:p>23903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33]/[.C133])))" office:value-type="float" office:value="2.22684757500924" calcext:value-type="float">
            <text:p>2.227</text:p>
          </table:table-cell>
          <table:table-cell table:formula="of:=SUM([.D133]-[.D132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SUM(([.$C$5]*[.A134]/256)+[.$C$6])" office:value-type="float" office:value="24098.4375" calcext:value-type="float">
            <text:p>24098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34]/[.C134])))" office:value-type="float" office:value="2.23495196426772" calcext:value-type="float">
            <text:p>2.235</text:p>
          </table:table-cell>
          <table:table-cell table:formula="of:=SUM([.D134]-[.D133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SUM(([.$C$5]*[.A135]/256)+[.$C$6])" office:value-type="float" office:value="24293.75" calcext:value-type="float">
            <text:p>24294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35]/[.C135])))" office:value-type="float" office:value="2.24305635352619" calcext:value-type="float">
            <text:p>2.243</text:p>
          </table:table-cell>
          <table:table-cell table:formula="of:=SUM([.D135]-[.D134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SUM(([.$C$5]*[.A136]/256)+[.$C$6])" office:value-type="float" office:value="24489.0625" calcext:value-type="float">
            <text:p>24489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36]/[.C136])))" office:value-type="float" office:value="2.25116074278467" calcext:value-type="float">
            <text:p>2.251</text:p>
          </table:table-cell>
          <table:table-cell table:formula="of:=SUM([.D136]-[.D135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SUM(([.$C$5]*[.A137]/256)+[.$C$6])" office:value-type="float" office:value="24684.375" calcext:value-type="float">
            <text:p>24684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37]/[.C137])))" office:value-type="float" office:value="2.25926513204314" calcext:value-type="float">
            <text:p>2.259</text:p>
          </table:table-cell>
          <table:table-cell table:formula="of:=SUM([.D137]-[.D136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SUM(([.$C$5]*[.A138]/256)+[.$C$6])" office:value-type="float" office:value="24879.6875" calcext:value-type="float">
            <text:p>24880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38]/[.C138])))" office:value-type="float" office:value="2.26736952130162" calcext:value-type="float">
            <text:p>2.267</text:p>
          </table:table-cell>
          <table:table-cell table:formula="of:=SUM([.D138]-[.D137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SUM(([.$C$5]*[.A139]/256)+[.$C$6])" office:value-type="float" office:value="25075" calcext:value-type="float">
            <text:p>25075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39]/[.C139])))" office:value-type="float" office:value="2.27547391056009" calcext:value-type="float">
            <text:p>2.275</text:p>
          </table:table-cell>
          <table:table-cell table:formula="of:=SUM([.D139]-[.D138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SUM(([.$C$5]*[.A140]/256)+[.$C$6])" office:value-type="float" office:value="25270.3125" calcext:value-type="float">
            <text:p>25270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40]/[.C140])))" office:value-type="float" office:value="2.28357829981857" calcext:value-type="float">
            <text:p>2.284</text:p>
          </table:table-cell>
          <table:table-cell table:formula="of:=SUM([.D140]-[.D139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SUM(([.$C$5]*[.A141]/256)+[.$C$6])" office:value-type="float" office:value="25465.625" calcext:value-type="float">
            <text:p>25466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41]/[.C141])))" office:value-type="float" office:value="2.29168268907704" calcext:value-type="float">
            <text:p>2.292</text:p>
          </table:table-cell>
          <table:table-cell table:formula="of:=SUM([.D141]-[.D140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SUM(([.$C$5]*[.A142]/256)+[.$C$6])" office:value-type="float" office:value="25660.9375" calcext:value-type="float">
            <text:p>25661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42]/[.C142])))" office:value-type="float" office:value="2.29978707833552" calcext:value-type="float">
            <text:p>2.300</text:p>
          </table:table-cell>
          <table:table-cell table:formula="of:=SUM([.D142]-[.D141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SUM(([.$C$5]*[.A143]/256)+[.$C$6])" office:value-type="float" office:value="25856.25" calcext:value-type="float">
            <text:p>25856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43]/[.C143])))" office:value-type="float" office:value="2.30789146759399" calcext:value-type="float">
            <text:p>2.308</text:p>
          </table:table-cell>
          <table:table-cell table:formula="of:=SUM([.D143]-[.D142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SUM(([.$C$5]*[.A144]/256)+[.$C$6])" office:value-type="float" office:value="26051.5625" calcext:value-type="float">
            <text:p>26052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44]/[.C144])))" office:value-type="float" office:value="2.31599585685247" calcext:value-type="float">
            <text:p>2.316</text:p>
          </table:table-cell>
          <table:table-cell table:formula="of:=SUM([.D144]-[.D143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SUM(([.$C$5]*[.A145]/256)+[.$C$6])" office:value-type="float" office:value="26246.875" calcext:value-type="float">
            <text:p>26247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45]/[.C145])))" office:value-type="float" office:value="2.32410024611094" calcext:value-type="float">
            <text:p>2.324</text:p>
          </table:table-cell>
          <table:table-cell table:formula="of:=SUM([.D145]-[.D144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SUM(([.$C$5]*[.A146]/256)+[.$C$6])" office:value-type="float" office:value="26442.1875" calcext:value-type="float">
            <text:p>26442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46]/[.C146])))" office:value-type="float" office:value="2.33220463536942" calcext:value-type="float">
            <text:p>2.332</text:p>
          </table:table-cell>
          <table:table-cell table:formula="of:=SUM([.D146]-[.D145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SUM(([.$C$5]*[.A147]/256)+[.$C$6])" office:value-type="float" office:value="26637.5" calcext:value-type="float">
            <text:p>26638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47]/[.C147])))" office:value-type="float" office:value="2.34030902462789" calcext:value-type="float">
            <text:p>2.340</text:p>
          </table:table-cell>
          <table:table-cell table:formula="of:=SUM([.D147]-[.D146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SUM(([.$C$5]*[.A148]/256)+[.$C$6])" office:value-type="float" office:value="26832.8125" calcext:value-type="float">
            <text:p>26833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48]/[.C148])))" office:value-type="float" office:value="2.34841341388637" calcext:value-type="float">
            <text:p>2.348</text:p>
          </table:table-cell>
          <table:table-cell table:formula="of:=SUM([.D148]-[.D147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SUM(([.$C$5]*[.A149]/256)+[.$C$6])" office:value-type="float" office:value="27028.125" calcext:value-type="float">
            <text:p>27028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49]/[.C149])))" office:value-type="float" office:value="2.35651780314484" calcext:value-type="float">
            <text:p>2.357</text:p>
          </table:table-cell>
          <table:table-cell table:formula="of:=SUM([.D149]-[.D148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SUM(([.$C$5]*[.A150]/256)+[.$C$6])" office:value-type="float" office:value="27223.4375" calcext:value-type="float">
            <text:p>27223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50]/[.C150])))" office:value-type="float" office:value="2.36462219240332" calcext:value-type="float">
            <text:p>2.365</text:p>
          </table:table-cell>
          <table:table-cell table:formula="of:=SUM([.D150]-[.D149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SUM(([.$C$5]*[.A151]/256)+[.$C$6])" office:value-type="float" office:value="27418.75" calcext:value-type="float">
            <text:p>27419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51]/[.C151])))" office:value-type="float" office:value="2.3727265816618" calcext:value-type="float">
            <text:p>2.373</text:p>
          </table:table-cell>
          <table:table-cell table:formula="of:=SUM([.D151]-[.D150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SUM(([.$C$5]*[.A152]/256)+[.$C$6])" office:value-type="float" office:value="27614.0625" calcext:value-type="float">
            <text:p>27614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52]/[.C152])))" office:value-type="float" office:value="2.38083097092027" calcext:value-type="float">
            <text:p>2.381</text:p>
          </table:table-cell>
          <table:table-cell table:formula="of:=SUM([.D152]-[.D151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SUM(([.$C$5]*[.A153]/256)+[.$C$6])" office:value-type="float" office:value="27809.375" calcext:value-type="float">
            <text:p>27809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53]/[.C153])))" office:value-type="float" office:value="2.38893536017875" calcext:value-type="float">
            <text:p>2.389</text:p>
          </table:table-cell>
          <table:table-cell table:formula="of:=SUM([.D153]-[.D152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SUM(([.$C$5]*[.A154]/256)+[.$C$6])" office:value-type="float" office:value="28004.6875" calcext:value-type="float">
            <text:p>28005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54]/[.C154])))" office:value-type="float" office:value="2.39703974943722" calcext:value-type="float">
            <text:p>2.397</text:p>
          </table:table-cell>
          <table:table-cell table:formula="of:=SUM([.D154]-[.D153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SUM(([.$C$5]*[.A155]/256)+[.$C$6])" office:value-type="float" office:value="28200" calcext:value-type="float">
            <text:p>28200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55]/[.C155])))" office:value-type="float" office:value="2.4051441386957" calcext:value-type="float">
            <text:p>2.405</text:p>
          </table:table-cell>
          <table:table-cell table:formula="of:=SUM([.D155]-[.D154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SUM(([.$C$5]*[.A156]/256)+[.$C$6])" office:value-type="float" office:value="28395.3125" calcext:value-type="float">
            <text:p>28395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56]/[.C156])))" office:value-type="float" office:value="2.41324852795417" calcext:value-type="float">
            <text:p>2.413</text:p>
          </table:table-cell>
          <table:table-cell table:formula="of:=SUM([.D156]-[.D155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SUM(([.$C$5]*[.A157]/256)+[.$C$6])" office:value-type="float" office:value="28590.625" calcext:value-type="float">
            <text:p>28591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57]/[.C157])))" office:value-type="float" office:value="2.42135291721265" calcext:value-type="float">
            <text:p>2.421</text:p>
          </table:table-cell>
          <table:table-cell table:formula="of:=SUM([.D157]-[.D156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SUM(([.$C$5]*[.A158]/256)+[.$C$6])" office:value-type="float" office:value="28785.9375" calcext:value-type="float">
            <text:p>28786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58]/[.C158])))" office:value-type="float" office:value="2.42945730647112" calcext:value-type="float">
            <text:p>2.429</text:p>
          </table:table-cell>
          <table:table-cell table:formula="of:=SUM([.D158]-[.D157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SUM(([.$C$5]*[.A159]/256)+[.$C$6])" office:value-type="float" office:value="28981.25" calcext:value-type="float">
            <text:p>28981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59]/[.C159])))" office:value-type="float" office:value="2.4375616957296" calcext:value-type="float">
            <text:p>2.438</text:p>
          </table:table-cell>
          <table:table-cell table:formula="of:=SUM([.D159]-[.D158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SUM(([.$C$5]*[.A160]/256)+[.$C$6])" office:value-type="float" office:value="29176.5625" calcext:value-type="float">
            <text:p>29177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60]/[.C160])))" office:value-type="float" office:value="2.44566608498807" calcext:value-type="float">
            <text:p>2.446</text:p>
          </table:table-cell>
          <table:table-cell table:formula="of:=SUM([.D160]-[.D159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SUM(([.$C$5]*[.A161]/256)+[.$C$6])" office:value-type="float" office:value="29371.875" calcext:value-type="float">
            <text:p>29372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61]/[.C161])))" office:value-type="float" office:value="2.45377047424655" calcext:value-type="float">
            <text:p>2.454</text:p>
          </table:table-cell>
          <table:table-cell table:formula="of:=SUM([.D161]-[.D160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SUM(([.$C$5]*[.A162]/256)+[.$C$6])" office:value-type="float" office:value="29567.1875" calcext:value-type="float">
            <text:p>29567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62]/[.C162])))" office:value-type="float" office:value="2.46187486350502" calcext:value-type="float">
            <text:p>2.462</text:p>
          </table:table-cell>
          <table:table-cell table:formula="of:=SUM([.D162]-[.D161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SUM(([.$C$5]*[.A163]/256)+[.$C$6])" office:value-type="float" office:value="29762.5" calcext:value-type="float">
            <text:p>29763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63]/[.C163])))" office:value-type="float" office:value="2.4699792527635" calcext:value-type="float">
            <text:p>2.470</text:p>
          </table:table-cell>
          <table:table-cell table:formula="of:=SUM([.D163]-[.D162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SUM(([.$C$5]*[.A164]/256)+[.$C$6])" office:value-type="float" office:value="29957.8125" calcext:value-type="float">
            <text:p>29958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64]/[.C164])))" office:value-type="float" office:value="2.47808364202197" calcext:value-type="float">
            <text:p>2.478</text:p>
          </table:table-cell>
          <table:table-cell table:formula="of:=SUM([.D164]-[.D163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SUM(([.$C$5]*[.A165]/256)+[.$C$6])" office:value-type="float" office:value="30153.125" calcext:value-type="float">
            <text:p>30153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65]/[.C165])))" office:value-type="float" office:value="2.48618803128045" calcext:value-type="float">
            <text:p>2.486</text:p>
          </table:table-cell>
          <table:table-cell table:formula="of:=SUM([.D165]-[.D164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SUM(([.$C$5]*[.A166]/256)+[.$C$6])" office:value-type="float" office:value="30348.4375" calcext:value-type="float">
            <text:p>30348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66]/[.C166])))" office:value-type="float" office:value="2.49429242053892" calcext:value-type="float">
            <text:p>2.494</text:p>
          </table:table-cell>
          <table:table-cell table:formula="of:=SUM([.D166]-[.D165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SUM(([.$C$5]*[.A167]/256)+[.$C$6])" office:value-type="float" office:value="30543.75" calcext:value-type="float">
            <text:p>30544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67]/[.C167])))" office:value-type="float" office:value="2.5023968097974" calcext:value-type="float">
            <text:p>2.502</text:p>
          </table:table-cell>
          <table:table-cell table:formula="of:=SUM([.D167]-[.D166])*1000" office:value-type="float" office:value="8.10438925847468" calcext:value-type="float">
            <text:p>8.1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SUM(([.$C$5]*[.A168]/256)+[.$C$6])" office:value-type="float" office:value="30739.0625" calcext:value-type="float">
            <text:p>30739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68]/[.C168])))" office:value-type="float" office:value="2.51050119905587" calcext:value-type="float">
            <text:p>2.511</text:p>
          </table:table-cell>
          <table:table-cell table:formula="of:=SUM([.D168]-[.D167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SUM(([.$C$5]*[.A169]/256)+[.$C$6])" office:value-type="float" office:value="30934.375" calcext:value-type="float">
            <text:p>30934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69]/[.C169])))" office:value-type="float" office:value="2.51860558831435" calcext:value-type="float">
            <text:p>2.519</text:p>
          </table:table-cell>
          <table:table-cell table:formula="of:=SUM([.D169]-[.D168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SUM(([.$C$5]*[.A170]/256)+[.$C$6])" office:value-type="float" office:value="31129.6875" calcext:value-type="float">
            <text:p>31130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70]/[.C170])))" office:value-type="float" office:value="2.52670997757283" calcext:value-type="float">
            <text:p>2.527</text:p>
          </table:table-cell>
          <table:table-cell table:formula="of:=SUM([.D170]-[.D169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SUM(([.$C$5]*[.A171]/256)+[.$C$6])" office:value-type="float" office:value="31325" calcext:value-type="float">
            <text:p>31325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71]/[.C171])))" office:value-type="float" office:value="2.5348143668313" calcext:value-type="float">
            <text:p>2.535</text:p>
          </table:table-cell>
          <table:table-cell table:formula="of:=SUM([.D171]-[.D170])*1000" office:value-type="float" office:value="8.10438925847468" calcext:value-type="float">
            <text:p>8.10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SUM(([.$C$5]*[.A172]/256)+[.$C$6])" office:value-type="float" office:value="31520.3125" calcext:value-type="float">
            <text:p>31520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72]/[.C172])))" office:value-type="float" office:value="2.54291875608978" calcext:value-type="float">
            <text:p>2.543</text:p>
          </table:table-cell>
          <table:table-cell table:formula="of:=SUM([.D172]-[.D171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SUM(([.$C$5]*[.A173]/256)+[.$C$6])" office:value-type="float" office:value="31715.625" calcext:value-type="float">
            <text:p>31716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73]/[.C173])))" office:value-type="float" office:value="2.55102314534825" calcext:value-type="float">
            <text:p>2.551</text:p>
          </table:table-cell>
          <table:table-cell table:formula="of:=SUM([.D173]-[.D172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SUM(([.$C$5]*[.A174]/256)+[.$C$6])" office:value-type="float" office:value="31910.9375" calcext:value-type="float">
            <text:p>31911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74]/[.C174])))" office:value-type="float" office:value="2.55912753460673" calcext:value-type="float">
            <text:p>2.559</text:p>
          </table:table-cell>
          <table:table-cell table:formula="of:=SUM([.D174]-[.D173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SUM(([.$C$5]*[.A175]/256)+[.$C$6])" office:value-type="float" office:value="32106.25" calcext:value-type="float">
            <text:p>32106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75]/[.C175])))" office:value-type="float" office:value="2.5672319238652" calcext:value-type="float">
            <text:p>2.567</text:p>
          </table:table-cell>
          <table:table-cell table:formula="of:=SUM([.D175]-[.D174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SUM(([.$C$5]*[.A176]/256)+[.$C$6])" office:value-type="float" office:value="32301.5625" calcext:value-type="float">
            <text:p>32302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76]/[.C176])))" office:value-type="float" office:value="2.57533631312368" calcext:value-type="float">
            <text:p>2.575</text:p>
          </table:table-cell>
          <table:table-cell table:formula="of:=SUM([.D176]-[.D175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SUM(([.$C$5]*[.A177]/256)+[.$C$6])" office:value-type="float" office:value="32496.875" calcext:value-type="float">
            <text:p>32497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77]/[.C177])))" office:value-type="float" office:value="2.58344070238215" calcext:value-type="float">
            <text:p>2.583</text:p>
          </table:table-cell>
          <table:table-cell table:formula="of:=SUM([.D177]-[.D176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SUM(([.$C$5]*[.A178]/256)+[.$C$6])" office:value-type="float" office:value="32692.1875" calcext:value-type="float">
            <text:p>32692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78]/[.C178])))" office:value-type="float" office:value="2.59154509164063" calcext:value-type="float">
            <text:p>2.592</text:p>
          </table:table-cell>
          <table:table-cell table:formula="of:=SUM([.D178]-[.D177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SUM(([.$C$5]*[.A179]/256)+[.$C$6])" office:value-type="float" office:value="32887.5" calcext:value-type="float">
            <text:p>32888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79]/[.C179])))" office:value-type="float" office:value="2.5996494808991" calcext:value-type="float">
            <text:p>2.600</text:p>
          </table:table-cell>
          <table:table-cell table:formula="of:=SUM([.D179]-[.D178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SUM(([.$C$5]*[.A180]/256)+[.$C$6])" office:value-type="float" office:value="33082.8125" calcext:value-type="float">
            <text:p>33083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80]/[.C180])))" office:value-type="float" office:value="2.60775387015758" calcext:value-type="float">
            <text:p>2.608</text:p>
          </table:table-cell>
          <table:table-cell table:formula="of:=SUM([.D180]-[.D179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SUM(([.$C$5]*[.A181]/256)+[.$C$6])" office:value-type="float" office:value="33278.125" calcext:value-type="float">
            <text:p>33278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81]/[.C181])))" office:value-type="float" office:value="2.61585825941605" calcext:value-type="float">
            <text:p>2.616</text:p>
          </table:table-cell>
          <table:table-cell table:formula="of:=SUM([.D181]-[.D180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SUM(([.$C$5]*[.A182]/256)+[.$C$6])" office:value-type="float" office:value="33473.4375" calcext:value-type="float">
            <text:p>33473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82]/[.C182])))" office:value-type="float" office:value="2.62396264867453" calcext:value-type="float">
            <text:p>2.624</text:p>
          </table:table-cell>
          <table:table-cell table:formula="of:=SUM([.D182]-[.D181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SUM(([.$C$5]*[.A183]/256)+[.$C$6])" office:value-type="float" office:value="33668.75" calcext:value-type="float">
            <text:p>33669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83]/[.C183])))" office:value-type="float" office:value="2.632067037933" calcext:value-type="float">
            <text:p>2.632</text:p>
          </table:table-cell>
          <table:table-cell table:formula="of:=SUM([.D183]-[.D182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SUM(([.$C$5]*[.A184]/256)+[.$C$6])" office:value-type="float" office:value="33864.0625" calcext:value-type="float">
            <text:p>33864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84]/[.C184])))" office:value-type="float" office:value="2.64017142719148" calcext:value-type="float">
            <text:p>2.640</text:p>
          </table:table-cell>
          <table:table-cell table:formula="of:=SUM([.D184]-[.D183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SUM(([.$C$5]*[.A185]/256)+[.$C$6])" office:value-type="float" office:value="34059.375" calcext:value-type="float">
            <text:p>34059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85]/[.C185])))" office:value-type="float" office:value="2.64827581644995" calcext:value-type="float">
            <text:p>2.648</text:p>
          </table:table-cell>
          <table:table-cell table:formula="of:=SUM([.D185]-[.D184])*1000" office:value-type="float" office:value="8.10438925847468" calcext:value-type="float">
            <text:p>8.10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SUM(([.$C$5]*[.A186]/256)+[.$C$6])" office:value-type="float" office:value="34254.6875" calcext:value-type="float">
            <text:p>34255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86]/[.C186])))" office:value-type="float" office:value="2.65638020570843" calcext:value-type="float">
            <text:p>2.656</text:p>
          </table:table-cell>
          <table:table-cell table:formula="of:=SUM([.D186]-[.D185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SUM(([.$C$5]*[.A187]/256)+[.$C$6])" office:value-type="float" office:value="34450" calcext:value-type="float">
            <text:p>34450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87]/[.C187])))" office:value-type="float" office:value="2.66448459496691" calcext:value-type="float">
            <text:p>2.664</text:p>
          </table:table-cell>
          <table:table-cell table:formula="of:=SUM([.D187]-[.D186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SUM(([.$C$5]*[.A188]/256)+[.$C$6])" office:value-type="float" office:value="34645.3125" calcext:value-type="float">
            <text:p>34645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88]/[.C188])))" office:value-type="float" office:value="2.67258898422538" calcext:value-type="float">
            <text:p>2.673</text:p>
          </table:table-cell>
          <table:table-cell table:formula="of:=SUM([.D188]-[.D187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SUM(([.$C$5]*[.A189]/256)+[.$C$6])" office:value-type="float" office:value="34840.625" calcext:value-type="float">
            <text:p>34841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89]/[.C189])))" office:value-type="float" office:value="2.68069337348386" calcext:value-type="float">
            <text:p>2.681</text:p>
          </table:table-cell>
          <table:table-cell table:formula="of:=SUM([.D189]-[.D188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SUM(([.$C$5]*[.A190]/256)+[.$C$6])" office:value-type="float" office:value="35035.9375" calcext:value-type="float">
            <text:p>35036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90]/[.C190])))" office:value-type="float" office:value="2.68879776274233" calcext:value-type="float">
            <text:p>2.689</text:p>
          </table:table-cell>
          <table:table-cell table:formula="of:=SUM([.D190]-[.D189])*1000" office:value-type="float" office:value="8.10438925847468" calcext:value-type="float">
            <text:p>8.10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SUM(([.$C$5]*[.A191]/256)+[.$C$6])" office:value-type="float" office:value="35231.25" calcext:value-type="float">
            <text:p>35231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91]/[.C191])))" office:value-type="float" office:value="2.69690215200081" calcext:value-type="float">
            <text:p>2.697</text:p>
          </table:table-cell>
          <table:table-cell table:formula="of:=SUM([.D191]-[.D190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SUM(([.$C$5]*[.A192]/256)+[.$C$6])" office:value-type="float" office:value="35426.5625" calcext:value-type="float">
            <text:p>35427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92]/[.C192])))" office:value-type="float" office:value="2.70500654125928" calcext:value-type="float">
            <text:p>2.705</text:p>
          </table:table-cell>
          <table:table-cell table:formula="of:=SUM([.D192]-[.D191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SUM(([.$C$5]*[.A193]/256)+[.$C$6])" office:value-type="float" office:value="35621.875" calcext:value-type="float">
            <text:p>35622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93]/[.C193])))" office:value-type="float" office:value="2.71311093051776" calcext:value-type="float">
            <text:p>2.713</text:p>
          </table:table-cell>
          <table:table-cell table:formula="of:=SUM([.D193]-[.D192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SUM(([.$C$5]*[.A194]/256)+[.$C$6])" office:value-type="float" office:value="35817.1875" calcext:value-type="float">
            <text:p>35817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94]/[.C194])))" office:value-type="float" office:value="2.72121531977623" calcext:value-type="float">
            <text:p>2.721</text:p>
          </table:table-cell>
          <table:table-cell table:formula="of:=SUM([.D194]-[.D193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SUM(([.$C$5]*[.A195]/256)+[.$C$6])" office:value-type="float" office:value="36012.5" calcext:value-type="float">
            <text:p>36013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95]/[.C195])))" office:value-type="float" office:value="2.72931970903471" calcext:value-type="float">
            <text:p>2.729</text:p>
          </table:table-cell>
          <table:table-cell table:formula="of:=SUM([.D195]-[.D194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SUM(([.$C$5]*[.A196]/256)+[.$C$6])" office:value-type="float" office:value="36207.8125" calcext:value-type="float">
            <text:p>36208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96]/[.C196])))" office:value-type="float" office:value="2.73742409829318" calcext:value-type="float">
            <text:p>2.737</text:p>
          </table:table-cell>
          <table:table-cell table:formula="of:=SUM([.D196]-[.D195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SUM(([.$C$5]*[.A197]/256)+[.$C$6])" office:value-type="float" office:value="36403.125" calcext:value-type="float">
            <text:p>36403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97]/[.C197])))" office:value-type="float" office:value="2.74552848755166" calcext:value-type="float">
            <text:p>2.746</text:p>
          </table:table-cell>
          <table:table-cell table:formula="of:=SUM([.D197]-[.D196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SUM(([.$C$5]*[.A198]/256)+[.$C$6])" office:value-type="float" office:value="36598.4375" calcext:value-type="float">
            <text:p>36598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98]/[.C198])))" office:value-type="float" office:value="2.75363287681013" calcext:value-type="float">
            <text:p>2.754</text:p>
          </table:table-cell>
          <table:table-cell table:formula="of:=SUM([.D198]-[.D197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SUM(([.$C$5]*[.A199]/256)+[.$C$6])" office:value-type="float" office:value="36793.75" calcext:value-type="float">
            <text:p>36794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199]/[.C199])))" office:value-type="float" office:value="2.76173726606861" calcext:value-type="float">
            <text:p>2.762</text:p>
          </table:table-cell>
          <table:table-cell table:formula="of:=SUM([.D199]-[.D198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SUM(([.$C$5]*[.A200]/256)+[.$C$6])" office:value-type="float" office:value="36989.0625" calcext:value-type="float">
            <text:p>36989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00]/[.C200])))" office:value-type="float" office:value="2.76984165532708" calcext:value-type="float">
            <text:p>2.770</text:p>
          </table:table-cell>
          <table:table-cell table:formula="of:=SUM([.D200]-[.D199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SUM(([.$C$5]*[.A201]/256)+[.$C$6])" office:value-type="float" office:value="37184.375" calcext:value-type="float">
            <text:p>37184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01]/[.C201])))" office:value-type="float" office:value="2.77794604458556" calcext:value-type="float">
            <text:p>2.778</text:p>
          </table:table-cell>
          <table:table-cell table:formula="of:=SUM([.D201]-[.D200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SUM(([.$C$5]*[.A202]/256)+[.$C$6])" office:value-type="float" office:value="37379.6875" calcext:value-type="float">
            <text:p>37380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02]/[.C202])))" office:value-type="float" office:value="2.78605043384404" calcext:value-type="float">
            <text:p>2.786</text:p>
          </table:table-cell>
          <table:table-cell table:formula="of:=SUM([.D202]-[.D201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SUM(([.$C$5]*[.A203]/256)+[.$C$6])" office:value-type="float" office:value="37575" calcext:value-type="float">
            <text:p>37575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03]/[.C203])))" office:value-type="float" office:value="2.79415482310251" calcext:value-type="float">
            <text:p>2.794</text:p>
          </table:table-cell>
          <table:table-cell table:formula="of:=SUM([.D203]-[.D202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SUM(([.$C$5]*[.A204]/256)+[.$C$6])" office:value-type="float" office:value="37770.3125" calcext:value-type="float">
            <text:p>37770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04]/[.C204])))" office:value-type="float" office:value="2.80225921236099" calcext:value-type="float">
            <text:p>2.802</text:p>
          </table:table-cell>
          <table:table-cell table:formula="of:=SUM([.D204]-[.D203])*1000" office:value-type="float" office:value="8.10438925847468" calcext:value-type="float">
            <text:p>8.10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SUM(([.$C$5]*[.A205]/256)+[.$C$6])" office:value-type="float" office:value="37965.625" calcext:value-type="float">
            <text:p>37966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05]/[.C205])))" office:value-type="float" office:value="2.81036360161946" calcext:value-type="float">
            <text:p>2.810</text:p>
          </table:table-cell>
          <table:table-cell table:formula="of:=SUM([.D205]-[.D204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SUM(([.$C$5]*[.A206]/256)+[.$C$6])" office:value-type="float" office:value="38160.9375" calcext:value-type="float">
            <text:p>38161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06]/[.C206])))" office:value-type="float" office:value="2.81846799087794" calcext:value-type="float">
            <text:p>2.818</text:p>
          </table:table-cell>
          <table:table-cell table:formula="of:=SUM([.D206]-[.D205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SUM(([.$C$5]*[.A207]/256)+[.$C$6])" office:value-type="float" office:value="38356.25" calcext:value-type="float">
            <text:p>38356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07]/[.C207])))" office:value-type="float" office:value="2.82657238013641" calcext:value-type="float">
            <text:p>2.827</text:p>
          </table:table-cell>
          <table:table-cell table:formula="of:=SUM([.D207]-[.D206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SUM(([.$C$5]*[.A208]/256)+[.$C$6])" office:value-type="float" office:value="38551.5625" calcext:value-type="float">
            <text:p>38552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08]/[.C208])))" office:value-type="float" office:value="2.83467676939489" calcext:value-type="float">
            <text:p>2.835</text:p>
          </table:table-cell>
          <table:table-cell table:formula="of:=SUM([.D208]-[.D207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SUM(([.$C$5]*[.A209]/256)+[.$C$6])" office:value-type="float" office:value="38746.875" calcext:value-type="float">
            <text:p>38747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09]/[.C209])))" office:value-type="float" office:value="2.84278115865336" calcext:value-type="float">
            <text:p>2.843</text:p>
          </table:table-cell>
          <table:table-cell table:formula="of:=SUM([.D209]-[.D208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SUM(([.$C$5]*[.A210]/256)+[.$C$6])" office:value-type="float" office:value="38942.1875" calcext:value-type="float">
            <text:p>38942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10]/[.C210])))" office:value-type="float" office:value="2.85088554791184" calcext:value-type="float">
            <text:p>2.851</text:p>
          </table:table-cell>
          <table:table-cell table:formula="of:=SUM([.D210]-[.D209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SUM(([.$C$5]*[.A211]/256)+[.$C$6])" office:value-type="float" office:value="39137.5" calcext:value-type="float">
            <text:p>39138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11]/[.C211])))" office:value-type="float" office:value="2.85898993717031" calcext:value-type="float">
            <text:p>2.859</text:p>
          </table:table-cell>
          <table:table-cell table:formula="of:=SUM([.D211]-[.D210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SUM(([.$C$5]*[.A212]/256)+[.$C$6])" office:value-type="float" office:value="39332.8125" calcext:value-type="float">
            <text:p>39333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12]/[.C212])))" office:value-type="float" office:value="2.86709432642879" calcext:value-type="float">
            <text:p>2.867</text:p>
          </table:table-cell>
          <table:table-cell table:formula="of:=SUM([.D212]-[.D211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SUM(([.$C$5]*[.A213]/256)+[.$C$6])" office:value-type="float" office:value="39528.125" calcext:value-type="float">
            <text:p>39528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13]/[.C213])))" office:value-type="float" office:value="2.87519871568726" calcext:value-type="float">
            <text:p>2.875</text:p>
          </table:table-cell>
          <table:table-cell table:formula="of:=SUM([.D213]-[.D212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SUM(([.$C$5]*[.A214]/256)+[.$C$6])" office:value-type="float" office:value="39723.4375" calcext:value-type="float">
            <text:p>39723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14]/[.C214])))" office:value-type="float" office:value="2.88330310494574" calcext:value-type="float">
            <text:p>2.883</text:p>
          </table:table-cell>
          <table:table-cell table:formula="of:=SUM([.D214]-[.D213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SUM(([.$C$5]*[.A215]/256)+[.$C$6])" office:value-type="float" office:value="39918.75" calcext:value-type="float">
            <text:p>39919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15]/[.C215])))" office:value-type="float" office:value="2.89140749420421" calcext:value-type="float">
            <text:p>2.891</text:p>
          </table:table-cell>
          <table:table-cell table:formula="of:=SUM([.D215]-[.D214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SUM(([.$C$5]*[.A216]/256)+[.$C$6])" office:value-type="float" office:value="40114.0625" calcext:value-type="float">
            <text:p>40114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16]/[.C216])))" office:value-type="float" office:value="2.89951188346269" calcext:value-type="float">
            <text:p>2.900</text:p>
          </table:table-cell>
          <table:table-cell table:formula="of:=SUM([.D216]-[.D215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SUM(([.$C$5]*[.A217]/256)+[.$C$6])" office:value-type="float" office:value="40309.375" calcext:value-type="float">
            <text:p>40309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17]/[.C217])))" office:value-type="float" office:value="2.90761627272116" calcext:value-type="float">
            <text:p>2.908</text:p>
          </table:table-cell>
          <table:table-cell table:formula="of:=SUM([.D217]-[.D216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SUM(([.$C$5]*[.A218]/256)+[.$C$6])" office:value-type="float" office:value="40504.6875" calcext:value-type="float">
            <text:p>40505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18]/[.C218])))" office:value-type="float" office:value="2.91572066197964" calcext:value-type="float">
            <text:p>2.916</text:p>
          </table:table-cell>
          <table:table-cell table:formula="of:=SUM([.D218]-[.D217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SUM(([.$C$5]*[.A219]/256)+[.$C$6])" office:value-type="float" office:value="40700" calcext:value-type="float">
            <text:p>40700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19]/[.C219])))" office:value-type="float" office:value="2.92382505123811" calcext:value-type="float">
            <text:p>2.924</text:p>
          </table:table-cell>
          <table:table-cell table:formula="of:=SUM([.D219]-[.D218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SUM(([.$C$5]*[.A220]/256)+[.$C$6])" office:value-type="float" office:value="40895.3125" calcext:value-type="float">
            <text:p>40895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20]/[.C220])))" office:value-type="float" office:value="2.93192944049659" calcext:value-type="float">
            <text:p>2.932</text:p>
          </table:table-cell>
          <table:table-cell table:formula="of:=SUM([.D220]-[.D219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SUM(([.$C$5]*[.A221]/256)+[.$C$6])" office:value-type="float" office:value="41090.625" calcext:value-type="float">
            <text:p>41091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21]/[.C221])))" office:value-type="float" office:value="2.94003382975507" calcext:value-type="float">
            <text:p>2.940</text:p>
          </table:table-cell>
          <table:table-cell table:formula="of:=SUM([.D221]-[.D220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SUM(([.$C$5]*[.A222]/256)+[.$C$6])" office:value-type="float" office:value="41285.9375" calcext:value-type="float">
            <text:p>41286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22]/[.C222])))" office:value-type="float" office:value="2.94813821901354" calcext:value-type="float">
            <text:p>2.948</text:p>
          </table:table-cell>
          <table:table-cell table:formula="of:=SUM([.D222]-[.D221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SUM(([.$C$5]*[.A223]/256)+[.$C$6])" office:value-type="float" office:value="41481.25" calcext:value-type="float">
            <text:p>41481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23]/[.C223])))" office:value-type="float" office:value="2.95624260827202" calcext:value-type="float">
            <text:p>2.956</text:p>
          </table:table-cell>
          <table:table-cell table:formula="of:=SUM([.D223]-[.D222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SUM(([.$C$5]*[.A224]/256)+[.$C$6])" office:value-type="float" office:value="41676.5625" calcext:value-type="float">
            <text:p>41677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24]/[.C224])))" office:value-type="float" office:value="2.96434699753049" calcext:value-type="float">
            <text:p>2.964</text:p>
          </table:table-cell>
          <table:table-cell table:formula="of:=SUM([.D224]-[.D223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SUM(([.$C$5]*[.A225]/256)+[.$C$6])" office:value-type="float" office:value="41871.875" calcext:value-type="float">
            <text:p>41872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25]/[.C225])))" office:value-type="float" office:value="2.97245138678897" calcext:value-type="float">
            <text:p>2.972</text:p>
          </table:table-cell>
          <table:table-cell table:formula="of:=SUM([.D225]-[.D224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SUM(([.$C$5]*[.A226]/256)+[.$C$6])" office:value-type="float" office:value="42067.1875" calcext:value-type="float">
            <text:p>42067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26]/[.C226])))" office:value-type="float" office:value="2.98055577604744" calcext:value-type="float">
            <text:p>2.981</text:p>
          </table:table-cell>
          <table:table-cell table:formula="of:=SUM([.D226]-[.D225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SUM(([.$C$5]*[.A227]/256)+[.$C$6])" office:value-type="float" office:value="42262.5" calcext:value-type="float">
            <text:p>42263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27]/[.C227])))" office:value-type="float" office:value="2.98866016530592" calcext:value-type="float">
            <text:p>2.989</text:p>
          </table:table-cell>
          <table:table-cell table:formula="of:=SUM([.D227]-[.D226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SUM(([.$C$5]*[.A228]/256)+[.$C$6])" office:value-type="float" office:value="42457.8125" calcext:value-type="float">
            <text:p>42458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28]/[.C228])))" office:value-type="float" office:value="2.99676455456439" calcext:value-type="float">
            <text:p>2.997</text:p>
          </table:table-cell>
          <table:table-cell table:formula="of:=SUM([.D228]-[.D227])*1000" office:value-type="float" office:value="8.10438925847468" calcext:value-type="float">
            <text:p>8.10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SUM(([.$C$5]*[.A229]/256)+[.$C$6])" office:value-type="float" office:value="42653.125" calcext:value-type="float">
            <text:p>42653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29]/[.C229])))" office:value-type="float" office:value="3.00486894382287" calcext:value-type="float">
            <text:p>3.005</text:p>
          </table:table-cell>
          <table:table-cell table:formula="of:=SUM([.D229]-[.D228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SUM(([.$C$5]*[.A230]/256)+[.$C$6])" office:value-type="float" office:value="42848.4375" calcext:value-type="float">
            <text:p>42848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30]/[.C230])))" office:value-type="float" office:value="3.01297333308134" calcext:value-type="float">
            <text:p>3.013</text:p>
          </table:table-cell>
          <table:table-cell table:formula="of:=SUM([.D230]-[.D229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SUM(([.$C$5]*[.A231]/256)+[.$C$6])" office:value-type="float" office:value="43043.75" calcext:value-type="float">
            <text:p>43044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31]/[.C231])))" office:value-type="float" office:value="3.02107772233982" calcext:value-type="float">
            <text:p>3.021</text:p>
          </table:table-cell>
          <table:table-cell table:formula="of:=SUM([.D231]-[.D230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SUM(([.$C$5]*[.A232]/256)+[.$C$6])" office:value-type="float" office:value="43239.0625" calcext:value-type="float">
            <text:p>43239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32]/[.C232])))" office:value-type="float" office:value="3.02918211159829" calcext:value-type="float">
            <text:p>3.029</text:p>
          </table:table-cell>
          <table:table-cell table:formula="of:=SUM([.D232]-[.D231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SUM(([.$C$5]*[.A233]/256)+[.$C$6])" office:value-type="float" office:value="43434.375" calcext:value-type="float">
            <text:p>43434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33]/[.C233])))" office:value-type="float" office:value="3.03728650085677" calcext:value-type="float">
            <text:p>3.037</text:p>
          </table:table-cell>
          <table:table-cell table:formula="of:=SUM([.D233]-[.D232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SUM(([.$C$5]*[.A234]/256)+[.$C$6])" office:value-type="float" office:value="43629.6875" calcext:value-type="float">
            <text:p>43630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34]/[.C234])))" office:value-type="float" office:value="3.04539089011524" calcext:value-type="float">
            <text:p>3.045</text:p>
          </table:table-cell>
          <table:table-cell table:formula="of:=SUM([.D234]-[.D233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SUM(([.$C$5]*[.A235]/256)+[.$C$6])" office:value-type="float" office:value="43825" calcext:value-type="float">
            <text:p>43825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35]/[.C235])))" office:value-type="float" office:value="3.05349527937372" calcext:value-type="float">
            <text:p>3.053</text:p>
          </table:table-cell>
          <table:table-cell table:formula="of:=SUM([.D235]-[.D234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SUM(([.$C$5]*[.A236]/256)+[.$C$6])" office:value-type="float" office:value="44020.3125" calcext:value-type="float">
            <text:p>44020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36]/[.C236])))" office:value-type="float" office:value="3.06159966863219" calcext:value-type="float">
            <text:p>3.062</text:p>
          </table:table-cell>
          <table:table-cell table:formula="of:=SUM([.D236]-[.D235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SUM(([.$C$5]*[.A237]/256)+[.$C$6])" office:value-type="float" office:value="44215.625" calcext:value-type="float">
            <text:p>44216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37]/[.C237])))" office:value-type="float" office:value="3.06970405789067" calcext:value-type="float">
            <text:p>3.070</text:p>
          </table:table-cell>
          <table:table-cell table:formula="of:=SUM([.D237]-[.D236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SUM(([.$C$5]*[.A238]/256)+[.$C$6])" office:value-type="float" office:value="44410.9375" calcext:value-type="float">
            <text:p>44411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38]/[.C238])))" office:value-type="float" office:value="3.07780844714915" calcext:value-type="float">
            <text:p>3.078</text:p>
          </table:table-cell>
          <table:table-cell table:formula="of:=SUM([.D238]-[.D237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SUM(([.$C$5]*[.A239]/256)+[.$C$6])" office:value-type="float" office:value="44606.25" calcext:value-type="float">
            <text:p>44606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39]/[.C239])))" office:value-type="float" office:value="3.08591283640762" calcext:value-type="float">
            <text:p>3.086</text:p>
          </table:table-cell>
          <table:table-cell table:formula="of:=SUM([.D239]-[.D238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SUM(([.$C$5]*[.A240]/256)+[.$C$6])" office:value-type="float" office:value="44801.5625" calcext:value-type="float">
            <text:p>44802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40]/[.C240])))" office:value-type="float" office:value="3.0940172256661" calcext:value-type="float">
            <text:p>3.094</text:p>
          </table:table-cell>
          <table:table-cell table:formula="of:=SUM([.D240]-[.D239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SUM(([.$C$5]*[.A241]/256)+[.$C$6])" office:value-type="float" office:value="44996.875" calcext:value-type="float">
            <text:p>44997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41]/[.C241])))" office:value-type="float" office:value="3.10212161492457" calcext:value-type="float">
            <text:p>3.102</text:p>
          </table:table-cell>
          <table:table-cell table:formula="of:=SUM([.D241]-[.D240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SUM(([.$C$5]*[.A242]/256)+[.$C$6])" office:value-type="float" office:value="45192.1875" calcext:value-type="float">
            <text:p>45192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42]/[.C242])))" office:value-type="float" office:value="3.11022600418305" calcext:value-type="float">
            <text:p>3.110</text:p>
          </table:table-cell>
          <table:table-cell table:formula="of:=SUM([.D242]-[.D241])*1000" office:value-type="float" office:value="8.10438925847468" calcext:value-type="float">
            <text:p>8.10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SUM(([.$C$5]*[.A243]/256)+[.$C$6])" office:value-type="float" office:value="45387.5" calcext:value-type="float">
            <text:p>45388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43]/[.C243])))" office:value-type="float" office:value="3.11833039344152" calcext:value-type="float">
            <text:p>3.118</text:p>
          </table:table-cell>
          <table:table-cell table:formula="of:=SUM([.D243]-[.D242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SUM(([.$C$5]*[.A244]/256)+[.$C$6])" office:value-type="float" office:value="45582.8125" calcext:value-type="float">
            <text:p>45583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44]/[.C244])))" office:value-type="float" office:value="3.1264347827" calcext:value-type="float">
            <text:p>3.126</text:p>
          </table:table-cell>
          <table:table-cell table:formula="of:=SUM([.D244]-[.D243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SUM(([.$C$5]*[.A245]/256)+[.$C$6])" office:value-type="float" office:value="45778.125" calcext:value-type="float">
            <text:p>45778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45]/[.C245])))" office:value-type="float" office:value="3.13453917195847" calcext:value-type="float">
            <text:p>3.135</text:p>
          </table:table-cell>
          <table:table-cell table:formula="of:=SUM([.D245]-[.D244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SUM(([.$C$5]*[.A246]/256)+[.$C$6])" office:value-type="float" office:value="45973.4375" calcext:value-type="float">
            <text:p>45973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46]/[.C246])))" office:value-type="float" office:value="3.14264356121695" calcext:value-type="float">
            <text:p>3.143</text:p>
          </table:table-cell>
          <table:table-cell table:formula="of:=SUM([.D246]-[.D245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SUM(([.$C$5]*[.A247]/256)+[.$C$6])" office:value-type="float" office:value="46168.75" calcext:value-type="float">
            <text:p>46169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47]/[.C247])))" office:value-type="float" office:value="3.15074795047542" calcext:value-type="float">
            <text:p>3.151</text:p>
          </table:table-cell>
          <table:table-cell table:formula="of:=SUM([.D247]-[.D246])*1000" office:value-type="float" office:value="8.10438925847468" calcext:value-type="float">
            <text:p>8.10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SUM(([.$C$5]*[.A248]/256)+[.$C$6])" office:value-type="float" office:value="46364.0625" calcext:value-type="float">
            <text:p>46364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48]/[.C248])))" office:value-type="float" office:value="3.1588523397339" calcext:value-type="float">
            <text:p>3.159</text:p>
          </table:table-cell>
          <table:table-cell table:formula="of:=SUM([.D248]-[.D247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SUM(([.$C$5]*[.A249]/256)+[.$C$6])" office:value-type="float" office:value="46559.375" calcext:value-type="float">
            <text:p>46559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49]/[.C249])))" office:value-type="float" office:value="3.16695672899237" calcext:value-type="float">
            <text:p>3.167</text:p>
          </table:table-cell>
          <table:table-cell table:formula="of:=SUM([.D249]-[.D248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SUM(([.$C$5]*[.A250]/256)+[.$C$6])" office:value-type="float" office:value="46754.6875" calcext:value-type="float">
            <text:p>46755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50]/[.C250])))" office:value-type="float" office:value="3.17506111825085" calcext:value-type="float">
            <text:p>3.175</text:p>
          </table:table-cell>
          <table:table-cell table:formula="of:=SUM([.D250]-[.D249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SUM(([.$C$5]*[.A251]/256)+[.$C$6])" office:value-type="float" office:value="46950" calcext:value-type="float">
            <text:p>46950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51]/[.C251])))" office:value-type="float" office:value="3.18316550750932" calcext:value-type="float">
            <text:p>3.183</text:p>
          </table:table-cell>
          <table:table-cell table:formula="of:=SUM([.D251]-[.D250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SUM(([.$C$5]*[.A252]/256)+[.$C$6])" office:value-type="float" office:value="47145.3125" calcext:value-type="float">
            <text:p>47145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52]/[.C252])))" office:value-type="float" office:value="3.1912698967678" calcext:value-type="float">
            <text:p>3.191</text:p>
          </table:table-cell>
          <table:table-cell table:formula="of:=SUM([.D252]-[.D251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SUM(([.$C$5]*[.A253]/256)+[.$C$6])" office:value-type="float" office:value="47340.625" calcext:value-type="float">
            <text:p>47341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53]/[.C253])))" office:value-type="float" office:value="3.19937428602627" calcext:value-type="float">
            <text:p>3.199</text:p>
          </table:table-cell>
          <table:table-cell table:formula="of:=SUM([.D253]-[.D252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SUM(([.$C$5]*[.A254]/256)+[.$C$6])" office:value-type="float" office:value="47535.9375" calcext:value-type="float">
            <text:p>47536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54]/[.C254])))" office:value-type="float" office:value="3.20747867528475" calcext:value-type="float">
            <text:p>3.207</text:p>
          </table:table-cell>
          <table:table-cell table:formula="of:=SUM([.D254]-[.D253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SUM(([.$C$5]*[.A255]/256)+[.$C$6])" office:value-type="float" office:value="47731.25" calcext:value-type="float">
            <text:p>47731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55]/[.C255])))" office:value-type="float" office:value="3.21558306454322" calcext:value-type="float">
            <text:p>3.216</text:p>
          </table:table-cell>
          <table:table-cell table:formula="of:=SUM([.D255]-[.D254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SUM(([.$C$5]*[.A256]/256)+[.$C$6])" office:value-type="float" office:value="47926.5625" calcext:value-type="float">
            <text:p>47927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56]/[.C256])))" office:value-type="float" office:value="3.2236874538017" calcext:value-type="float">
            <text:p>3.224</text:p>
          </table:table-cell>
          <table:table-cell table:formula="of:=SUM([.D256]-[.D255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SUM(([.$C$5]*[.A257]/256)+[.$C$6])" office:value-type="float" office:value="48121.875" calcext:value-type="float">
            <text:p>48122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57]/[.C257])))" office:value-type="float" office:value="3.23179184306018" calcext:value-type="float">
            <text:p>3.232</text:p>
          </table:table-cell>
          <table:table-cell table:formula="of:=SUM([.D257]-[.D256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SUM(([.$C$5]*[.A258]/256)+[.$C$6])" office:value-type="float" office:value="48317.1875" calcext:value-type="float">
            <text:p>48317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58]/[.C258])))" office:value-type="float" office:value="3.23989623231865" calcext:value-type="float">
            <text:p>3.240</text:p>
          </table:table-cell>
          <table:table-cell table:formula="of:=SUM([.D258]-[.D257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SUM(([.$C$5]*[.A259]/256)+[.$C$6])" office:value-type="float" office:value="48512.5" calcext:value-type="float">
            <text:p>48513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59]/[.C259])))" office:value-type="float" office:value="3.24800062157713" calcext:value-type="float">
            <text:p>3.248</text:p>
          </table:table-cell>
          <table:table-cell table:formula="of:=SUM([.D259]-[.D258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SUM(([.$C$5]*[.A260]/256)+[.$C$6])" office:value-type="float" office:value="48707.8125" calcext:value-type="float">
            <text:p>48708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60]/[.C260])))" office:value-type="float" office:value="3.2561050108356" calcext:value-type="float">
            <text:p>3.256</text:p>
          </table:table-cell>
          <table:table-cell table:formula="of:=SUM([.D260]-[.D259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SUM(([.$C$5]*[.A261]/256)+[.$C$6])" office:value-type="float" office:value="48903.125" calcext:value-type="float">
            <text:p>48903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61]/[.C261])))" office:value-type="float" office:value="3.26420940009408" calcext:value-type="float">
            <text:p>3.264</text:p>
          </table:table-cell>
          <table:table-cell table:formula="of:=SUM([.D261]-[.D260])*1000" office:value-type="float" office:value="8.10438925847468" calcext:value-type="float">
            <text:p>8.10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SUM(([.$C$5]*[.A262]/256)+[.$C$6])" office:value-type="float" office:value="49098.4375" calcext:value-type="float">
            <text:p>49098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62]/[.C262])))" office:value-type="float" office:value="3.27231378935255" calcext:value-type="float">
            <text:p>3.272</text:p>
          </table:table-cell>
          <table:table-cell table:formula="of:=SUM([.D262]-[.D261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SUM(([.$C$5]*[.A263]/256)+[.$C$6])" office:value-type="float" office:value="49293.75" calcext:value-type="float">
            <text:p>49294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63]/[.C263])))" office:value-type="float" office:value="3.28041817861103" calcext:value-type="float">
            <text:p>3.280</text:p>
          </table:table-cell>
          <table:table-cell table:formula="of:=SUM([.D263]-[.D262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SUM(([.$C$5]*[.A264]/256)+[.$C$6])" office:value-type="float" office:value="49489.0625" calcext:value-type="float">
            <text:p>49489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64]/[.C264])))" office:value-type="float" office:value="3.2885225678695" calcext:value-type="float">
            <text:p>3.289</text:p>
          </table:table-cell>
          <table:table-cell table:formula="of:=SUM([.D264]-[.D263])*1000" office:value-type="float" office:value="8.10438925847556" calcext:value-type="float">
            <text:p>8.10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SUM(([.$C$5]*[.A265]/256)+[.$C$6])" office:value-type="float" office:value="49684.375" calcext:value-type="float">
            <text:p>49684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65]/[.C265])))" office:value-type="float" office:value="3.29662695712798" calcext:value-type="float">
            <text:p>3.297</text:p>
          </table:table-cell>
          <table:table-cell table:formula="of:=SUM([.D265]-[.D264])*1000" office:value-type="float" office:value="8.10438925847512" calcext:value-type="float">
            <text:p>8.10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([.$C$5]*[.A266]/256)+[.$C$6])" office:value-type="float" office:value="49879.6875" calcext:value-type="float">
            <text:p>49880</text:p>
          </table:table-cell>
          <table:table-cell table:formula="of:=SUM([.$C$8])" office:value-type="float" office:value="29763" calcext:value-type="float">
            <text:p>29763</text:p>
          </table:table-cell>
          <table:table-cell table:formula="of:=SUM(1.235*(1+([.B266]/[.C266])))" office:value-type="float" office:value="3.30473134638645" calcext:value-type="float">
            <text:p>3.305</text:p>
          </table:table-cell>
          <table:table-cell table:formula="of:=SUM([.D266]-[.D265])*1000" office:value-type="float" office:value="8.10438925847468" calcext:value-type="float">
            <text:p>8.104</text:p>
          </table:table-cell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sl" fo:country="S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4" loext:min-decimal-places="14" number:min-integer-digits="1"/>
    </number:number-style>
    <number:number-style style:name="N128">
      <number:number number:decimal-places="15" loext:min-decimal-places="15" number:min-integer-digits="1"/>
    </number:number-style>
    <number:number-style style:name="N129">
      <number:number number:decimal-places="16" loext:min-decimal-places="16" number:min-integer-digits="1"/>
    </number:number-style>
    <number:number-style style:name="N130">
      <number:number number:decimal-places="17" loext:min-decimal-places="17" number:min-integer-digits="1"/>
    </number:number-style>
    <number:number-style style:name="N131">
      <number:number number:decimal-places="18" loext:min-decimal-places="18" number:min-integer-digits="1"/>
    </number:number-style>
    <number:number-style style:name="N132">
      <number:number number:decimal-places="19" loext:min-decimal-places="19" number:min-integer-digits="1"/>
    </number:number-style>
    <number:number-style style:name="N133">
      <number:number number:decimal-places="20" loext:min-decimal-places="20" number:min-integer-digits="1"/>
    </number:number-style>
    <number:number-style style:name="N134">
      <number:number number:decimal-places="10" loext:min-decimal-places="10" number:min-integer-digits="1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1">00/00/0000</text:date>, <text:time style:data-style-name="N2" text:time-value="12:25:11.4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4:17:28.525000000</meta:creation-date>
    <dc:date>2018-04-11T23:11:46.787000000</dc:date>
    <meta:editing-duration>PT8H47M29S</meta:editing-duration>
    <meta:editing-cycles>19</meta:editing-cycles>
    <meta:generator>LibreOffice/6.0.0.3$Windows_X86_64 LibreOffice_project/64a0f66915f38c6217de274f0aa8e15618924765</meta:generator>
    <meta:document-statistic meta:table-count="1" meta:cell-count="1296" meta:object-count="0"/>
  </office:meta>
</office:document-meta>
</file>